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cord_candidate_spawning_pool" table:style-name="ta1">
        <table:shapes>
          <draw:frame draw:z-index="0" draw:style-name="gr1" draw:text-style-name="P1" svg:width="934.92pt" svg:height="694.4pt" svg:x="915.34pt" svg:y="4.37pt">
            <loext:p draw:notify-on-update-of-ranges="record_candidate_spawning_pool.A1:record_candidate_spawning_pool.A1 record_candidate_spawning_pool.A2:record_candidate_spawning_pool.A484 record_candidate_spawning_pool.B1:record_candidate_spawning_pool.B1 record_candidate_spawning_pool.B2:record_candidate_spawning_pool.B4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9.98pt" svg:height="517.46pt" svg:x="927.81pt" svg:y="755.23pt">
            <loext:p draw:notify-on-update-of-ranges="record_candidate_spawning_pool.A2:record_candidate_spawning_pool.A484 record_candidate_spawning_pool.E2:record_candidate_spawning_pool.E4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cc</text:p>
          </table:table-cell>
          <table:table-cell/>
          <table:table-cell office:value-type="string" calcext:value-type="string">
            <text:p>useless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7.25" calcext:value-type="float">
            <text:p>-7.25</text:p>
          </table:table-cell>
          <table:table-cell office:value-type="float" office:value="1.1260240951" calcext:value-type="float">
            <text:p>1.1260240951</text:p>
          </table:table-cell>
          <table:table-cell/>
          <table:table-cell table:formula="of:=IF([.C2]&lt;=0.005;[.B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7.25" calcext:value-type="float">
            <text:p>-7.25</text:p>
          </table:table-cell>
          <table:table-cell office:value-type="float" office:value="2.11400708841" calcext:value-type="float">
            <text:p>2.1140070884</text:p>
          </table:table-cell>
          <table:table-cell/>
          <table:table-cell table:formula="of:=IF([.C3]&lt;=0.005;[.B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7.25" calcext:value-type="float">
            <text:p>-7.25</text:p>
          </table:table-cell>
          <table:table-cell office:value-type="float" office:value="1.32940598218" calcext:value-type="float">
            <text:p>1.3294059822</text:p>
          </table:table-cell>
          <table:table-cell/>
          <table:table-cell table:formula="of:=IF([.C4]&lt;=0.005;[.B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552412248349" calcext:value-type="float">
            <text:p>0.0055241225</text:p>
          </table:table-cell>
          <table:table-cell/>
          <table:table-cell table:formula="of:=IF([.C5]&lt;=0.005;[.B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]&lt;=0.005;[.B6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]&lt;=0.005;[.B7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]&lt;=0.005;[.B8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]&lt;=0.005;[.B9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0]&lt;=0.005;[.B10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]&lt;=0.005;[.B11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7.25" calcext:value-type="float">
            <text:p>-7.25</text:p>
          </table:table-cell>
          <table:table-cell office:value-type="float" office:value="0.177469040945" calcext:value-type="float">
            <text:p>0.1774690409</text:p>
          </table:table-cell>
          <table:table-cell/>
          <table:table-cell table:formula="of:=IF([.C12]&lt;=0.005;[.B1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7.25" calcext:value-type="float">
            <text:p>-7.25</text:p>
          </table:table-cell>
          <table:table-cell office:value-type="float" office:value="1.21191625582" calcext:value-type="float">
            <text:p>1.2119162558</text:p>
          </table:table-cell>
          <table:table-cell/>
          <table:table-cell table:formula="of:=IF([.C13]&lt;=0.005;[.B1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7.25" calcext:value-type="float">
            <text:p>-7.25</text:p>
          </table:table-cell>
          <table:table-cell office:value-type="float" office:value="1.99930698836" calcext:value-type="float">
            <text:p>1.9993069884</text:p>
          </table:table-cell>
          <table:table-cell/>
          <table:table-cell table:formula="of:=IF([.C14]&lt;=0.005;[.B1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7.25" calcext:value-type="float">
            <text:p>-7.25</text:p>
          </table:table-cell>
          <table:table-cell office:value-type="float" office:value="1.64789521261" calcext:value-type="float">
            <text:p>1.6478952126</text:p>
          </table:table-cell>
          <table:table-cell/>
          <table:table-cell table:formula="of:=IF([.C15]&lt;=0.005;[.B1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]&lt;=0.005;[.B16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]&lt;=0.005;[.B17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]&lt;=0.005;[.B18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9]&lt;=0.005;[.B19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]&lt;=0.005;[.B20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1]&lt;=0.005;[.B21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]&lt;=0.005;[.B22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7.25" calcext:value-type="float">
            <text:p>-7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3]&lt;=0.005;[.B23];&quot;#N/A&quot;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6.45" calcext:value-type="float">
            <text:p>-6.45</text:p>
          </table:table-cell>
          <table:table-cell office:value-type="float" office:value="0.884401626008" calcext:value-type="float">
            <text:p>0.884401626</text:p>
          </table:table-cell>
          <table:table-cell/>
          <table:table-cell table:formula="of:=IF([.C24]&lt;=0.005;[.B2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6.45" calcext:value-type="float">
            <text:p>-6.45</text:p>
          </table:table-cell>
          <table:table-cell office:value-type="float" office:value="1.56544813027" calcext:value-type="float">
            <text:p>1.5654481303</text:p>
          </table:table-cell>
          <table:table-cell/>
          <table:table-cell table:formula="of:=IF([.C25]&lt;=0.005;[.B2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6.45" calcext:value-type="float">
            <text:p>-6.45</text:p>
          </table:table-cell>
          <table:table-cell office:value-type="float" office:value="1.29598268511" calcext:value-type="float">
            <text:p>1.2959826851</text:p>
          </table:table-cell>
          <table:table-cell/>
          <table:table-cell table:formula="of:=IF([.C26]&lt;=0.005;[.B2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6.45" calcext:value-type="float">
            <text:p>-6.45</text:p>
          </table:table-cell>
          <table:table-cell office:value-type="float" office:value="2.08150777639" calcext:value-type="float">
            <text:p>2.0815077764</text:p>
          </table:table-cell>
          <table:table-cell/>
          <table:table-cell table:formula="of:=IF([.C27]&lt;=0.005;[.B2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6.45" calcext:value-type="float">
            <text:p>-6.45</text:p>
          </table:table-cell>
          <table:table-cell office:value-type="float" office:value="1.24157644205" calcext:value-type="float">
            <text:p>1.2415764421</text:p>
          </table:table-cell>
          <table:table-cell/>
          <table:table-cell table:formula="of:=IF([.C28]&lt;=0.005;[.B2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9]&lt;=0.005;[.B29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0]&lt;=0.005;[.B30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1]&lt;=0.005;[.B31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2]&lt;=0.005;[.B32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]&lt;=0.005;[.B33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4]&lt;=0.005;[.B34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6.45" calcext:value-type="float">
            <text:p>-6.45</text:p>
          </table:table-cell>
          <table:table-cell office:value-type="float" office:value="0.33628764779" calcext:value-type="float">
            <text:p>0.3362876478</text:p>
          </table:table-cell>
          <table:table-cell/>
          <table:table-cell table:formula="of:=IF([.C35]&lt;=0.005;[.B3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6.45" calcext:value-type="float">
            <text:p>-6.45</text:p>
          </table:table-cell>
          <table:table-cell office:value-type="float" office:value="1.30208820764" calcext:value-type="float">
            <text:p>1.3020882076</text:p>
          </table:table-cell>
          <table:table-cell/>
          <table:table-cell table:formula="of:=IF([.C36]&lt;=0.005;[.B3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6.45" calcext:value-type="float">
            <text:p>-6.45</text:p>
          </table:table-cell>
          <table:table-cell office:value-type="float" office:value="1.93108388725" calcext:value-type="float">
            <text:p>1.9310838873</text:p>
          </table:table-cell>
          <table:table-cell/>
          <table:table-cell table:formula="of:=IF([.C37]&lt;=0.005;[.B3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6.45" calcext:value-type="float">
            <text:p>-6.45</text:p>
          </table:table-cell>
          <table:table-cell office:value-type="float" office:value="0.839547141795" calcext:value-type="float">
            <text:p>0.8395471418</text:p>
          </table:table-cell>
          <table:table-cell/>
          <table:table-cell table:formula="of:=IF([.C38]&lt;=0.005;[.B3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]&lt;=0.005;[.B39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]&lt;=0.005;[.B40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1]&lt;=0.005;[.B41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]&lt;=0.005;[.B42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3]&lt;=0.005;[.B43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]&lt;=0.005;[.B44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6.45" calcext:value-type="float">
            <text:p>-6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]&lt;=0.005;[.B45];&quot;#N/A&quot;)"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]&lt;=0.005;[.B46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500225107181" calcext:value-type="float">
            <text:p>0.0050022511</text:p>
          </table:table-cell>
          <table:table-cell/>
          <table:table-cell table:formula="of:=IF([.C47]&lt;=0.005;[.B4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5.65" calcext:value-type="float">
            <text:p>-5.65</text:p>
          </table:table-cell>
          <table:table-cell office:value-type="float" office:value="0.671301779796" calcext:value-type="float">
            <text:p>0.6713017798</text:p>
          </table:table-cell>
          <table:table-cell/>
          <table:table-cell table:formula="of:=IF([.C48]&lt;=0.005;[.B4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5.65" calcext:value-type="float">
            <text:p>-5.65</text:p>
          </table:table-cell>
          <table:table-cell office:value-type="float" office:value="1.81074376208" calcext:value-type="float">
            <text:p>1.8107437621</text:p>
          </table:table-cell>
          <table:table-cell/>
          <table:table-cell table:formula="of:=IF([.C49]&lt;=0.005;[.B4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5.65" calcext:value-type="float">
            <text:p>-5.65</text:p>
          </table:table-cell>
          <table:table-cell office:value-type="float" office:value="1.48855998851" calcext:value-type="float">
            <text:p>1.4885599885</text:p>
          </table:table-cell>
          <table:table-cell/>
          <table:table-cell table:formula="of:=IF([.C50]&lt;=0.005;[.B5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5.65" calcext:value-type="float">
            <text:p>-5.65</text:p>
          </table:table-cell>
          <table:table-cell office:value-type="float" office:value="2.21624475685" calcext:value-type="float">
            <text:p>2.2162447569</text:p>
          </table:table-cell>
          <table:table-cell/>
          <table:table-cell table:formula="of:=IF([.C51]&lt;=0.005;[.B5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5.65" calcext:value-type="float">
            <text:p>-5.65</text:p>
          </table:table-cell>
          <table:table-cell office:value-type="float" office:value="1.4121119677" calcext:value-type="float">
            <text:p>1.4121119677</text:p>
          </table:table-cell>
          <table:table-cell/>
          <table:table-cell table:formula="of:=IF([.C52]&lt;=0.005;[.B5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53]&lt;=0.005;[.B53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54]&lt;=0.005;[.B54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55]&lt;=0.005;[.B55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56]&lt;=0.005;[.B56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57]&lt;=0.005;[.B57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5.65" calcext:value-type="float">
            <text:p>-5.65</text:p>
          </table:table-cell>
          <table:table-cell office:value-type="float" office:value="0.378592815275" calcext:value-type="float">
            <text:p>0.3785928153</text:p>
          </table:table-cell>
          <table:table-cell/>
          <table:table-cell table:formula="of:=IF([.C58]&lt;=0.005;[.B5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5.65" calcext:value-type="float">
            <text:p>-5.65</text:p>
          </table:table-cell>
          <table:table-cell office:value-type="float" office:value="1.61925679591" calcext:value-type="float">
            <text:p>1.6192567959</text:p>
          </table:table-cell>
          <table:table-cell/>
          <table:table-cell table:formula="of:=IF([.C59]&lt;=0.005;[.B5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5.65" calcext:value-type="float">
            <text:p>-5.65</text:p>
          </table:table-cell>
          <table:table-cell office:value-type="float" office:value="2.0728081079" calcext:value-type="float">
            <text:p>2.0728081079</text:p>
          </table:table-cell>
          <table:table-cell/>
          <table:table-cell table:formula="of:=IF([.C60]&lt;=0.005;[.B6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129432537934" calcext:value-type="float">
            <text:p>1.29432537934E-07</text:p>
          </table:table-cell>
          <table:table-cell/>
          <table:table-cell table:formula="of:=IF([.C61]&lt;=0.005;[.B61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2]&lt;=0.005;[.B62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3]&lt;=0.005;[.B63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4]&lt;=0.005;[.B64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5]&lt;=0.005;[.B65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6]&lt;=0.005;[.B66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5.65" calcext:value-type="float">
            <text:p>-5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7]&lt;=0.005;[.B67];&quot;#N/A&quot;)"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8]&lt;=0.005;[.B68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69]&lt;=0.005;[.B69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0]&lt;=0.005;[.B70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1]&lt;=0.005;[.B71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4.85" calcext:value-type="float">
            <text:p>-4.85</text:p>
          </table:table-cell>
          <table:table-cell office:value-type="float" office:value="0.469391598007" calcext:value-type="float">
            <text:p>0.469391598</text:p>
          </table:table-cell>
          <table:table-cell/>
          <table:table-cell table:formula="of:=IF([.C72]&lt;=0.005;[.B7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4.85" calcext:value-type="float">
            <text:p>-4.85</text:p>
          </table:table-cell>
          <table:table-cell office:value-type="float" office:value="1.83441797069" calcext:value-type="float">
            <text:p>1.8344179707</text:p>
          </table:table-cell>
          <table:table-cell/>
          <table:table-cell table:formula="of:=IF([.C73]&lt;=0.005;[.B7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4.85" calcext:value-type="float">
            <text:p>-4.85</text:p>
          </table:table-cell>
          <table:table-cell office:value-type="float" office:value="1.86553422984" calcext:value-type="float">
            <text:p>1.8655342298</text:p>
          </table:table-cell>
          <table:table-cell/>
          <table:table-cell table:formula="of:=IF([.C74]&lt;=0.005;[.B7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4.85" calcext:value-type="float">
            <text:p>-4.85</text:p>
          </table:table-cell>
          <table:table-cell office:value-type="float" office:value="2.2364350169" calcext:value-type="float">
            <text:p>2.2364350169</text:p>
          </table:table-cell>
          <table:table-cell/>
          <table:table-cell table:formula="of:=IF([.C75]&lt;=0.005;[.B7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4.85" calcext:value-type="float">
            <text:p>-4.85</text:p>
          </table:table-cell>
          <table:table-cell office:value-type="float" office:value="0.0699040932817" calcext:value-type="float">
            <text:p>0.0699040933</text:p>
          </table:table-cell>
          <table:table-cell/>
          <table:table-cell table:formula="of:=IF([.C76]&lt;=0.005;[.B7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7]&lt;=0.005;[.B77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8]&lt;=0.005;[.B78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79]&lt;=0.005;[.B79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0]&lt;=0.005;[.B80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4.85" calcext:value-type="float">
            <text:p>-4.85</text:p>
          </table:table-cell>
          <table:table-cell office:value-type="float" office:value="0.634803151566" calcext:value-type="float">
            <text:p>0.6348031516</text:p>
          </table:table-cell>
          <table:table-cell/>
          <table:table-cell table:formula="of:=IF([.C81]&lt;=0.005;[.B8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4.85" calcext:value-type="float">
            <text:p>-4.85</text:p>
          </table:table-cell>
          <table:table-cell office:value-type="float" office:value="2.36250281078" calcext:value-type="float">
            <text:p>2.3625028108</text:p>
          </table:table-cell>
          <table:table-cell/>
          <table:table-cell table:formula="of:=IF([.C82]&lt;=0.005;[.B8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4.85" calcext:value-type="float">
            <text:p>-4.85</text:p>
          </table:table-cell>
          <table:table-cell office:value-type="float" office:value="1.06693796962" calcext:value-type="float">
            <text:p>1.0669379696</text:p>
          </table:table-cell>
          <table:table-cell/>
          <table:table-cell table:formula="of:=IF([.C83]&lt;=0.005;[.B8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4]&lt;=0.005;[.B84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5]&lt;=0.005;[.B85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6]&lt;=0.005;[.B86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7]&lt;=0.005;[.B87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8]&lt;=0.005;[.B88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89]&lt;=0.005;[.B89];&quot;#N/A&quot;)" office:value-type="float" office:value="-4.85" calcext:value-type="float">
            <text:p>-4.8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0]&lt;=0.005;[.B90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1]&lt;=0.005;[.B91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2]&lt;=0.005;[.B92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3]&lt;=0.005;[.B93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4]&lt;=0.005;[.B94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95]&lt;=0.005;[.B95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4.05" calcext:value-type="float">
            <text:p>-4.05</text:p>
          </table:table-cell>
          <table:table-cell office:value-type="float" office:value="0.259068020869" calcext:value-type="float">
            <text:p>0.2590680209</text:p>
          </table:table-cell>
          <table:table-cell/>
          <table:table-cell table:formula="of:=IF([.C96]&lt;=0.005;[.B9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4.05" calcext:value-type="float">
            <text:p>-4.05</text:p>
          </table:table-cell>
          <table:table-cell office:value-type="float" office:value="1.97028796834" calcext:value-type="float">
            <text:p>1.9702879683</text:p>
          </table:table-cell>
          <table:table-cell/>
          <table:table-cell table:formula="of:=IF([.C97]&lt;=0.005;[.B9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4.05" calcext:value-type="float">
            <text:p>-4.05</text:p>
          </table:table-cell>
          <table:table-cell office:value-type="float" office:value="2.23586706779" calcext:value-type="float">
            <text:p>2.2358670678</text:p>
          </table:table-cell>
          <table:table-cell/>
          <table:table-cell table:formula="of:=IF([.C98]&lt;=0.005;[.B9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4.05" calcext:value-type="float">
            <text:p>-4.05</text:p>
          </table:table-cell>
          <table:table-cell office:value-type="float" office:value="1.21853942738" calcext:value-type="float">
            <text:p>1.2185394274</text:p>
          </table:table-cell>
          <table:table-cell/>
          <table:table-cell table:formula="of:=IF([.C99]&lt;=0.005;[.B9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4.05" calcext:value-type="float">
            <text:p>-4.05</text:p>
          </table:table-cell>
          <table:table-cell office:value-type="float" office:value="1.02263600472" calcext:value-type="float">
            <text:p>1.0226360047</text:p>
          </table:table-cell>
          <table:table-cell/>
          <table:table-cell table:formula="of:=IF([.C100]&lt;=0.005;[.B10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4.05" calcext:value-type="float">
            <text:p>-4.05</text:p>
          </table:table-cell>
          <table:table-cell office:value-type="float" office:value="1.24824982909" calcext:value-type="float">
            <text:p>1.2482498291</text:p>
          </table:table-cell>
          <table:table-cell/>
          <table:table-cell table:formula="of:=IF([.C101]&lt;=0.005;[.B10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4.05" calcext:value-type="float">
            <text:p>-4.05</text:p>
          </table:table-cell>
          <table:table-cell office:value-type="float" office:value="1.16057534067" calcext:value-type="float">
            <text:p>1.1605753407</text:p>
          </table:table-cell>
          <table:table-cell/>
          <table:table-cell table:formula="of:=IF([.C102]&lt;=0.005;[.B10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4.05" calcext:value-type="float">
            <text:p>-4.05</text:p>
          </table:table-cell>
          <table:table-cell office:value-type="float" office:value="0.774617523181" calcext:value-type="float">
            <text:p>0.7746175232</text:p>
          </table:table-cell>
          <table:table-cell/>
          <table:table-cell table:formula="of:=IF([.C103]&lt;=0.005;[.B10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 office:value-type="float" office:value="1.89544979747" calcext:value-type="float">
            <text:p>1.8954497975</text:p>
          </table:table-cell>
          <table:table-cell/>
          <table:table-cell table:formula="of:=IF([.C104]&lt;=0.005;[.B10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4.05" calcext:value-type="float">
            <text:p>-4.05</text:p>
          </table:table-cell>
          <table:table-cell office:value-type="float" office:value="1.75278671261" calcext:value-type="float">
            <text:p>1.7527867126</text:p>
          </table:table-cell>
          <table:table-cell/>
          <table:table-cell table:formula="of:=IF([.C105]&lt;=0.005;[.B10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06]&lt;=0.005;[.B106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07]&lt;=0.005;[.B107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08]&lt;=0.005;[.B108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09]&lt;=0.005;[.B109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0]&lt;=0.005;[.B110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1]&lt;=0.005;[.B111];&quot;#N/A&quot;)"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2]&lt;=0.005;[.B112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3]&lt;=0.005;[.B113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4]&lt;=0.005;[.B114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5]&lt;=0.005;[.B115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6]&lt;=0.005;[.B116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7]&lt;=0.005;[.B117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18]&lt;=0.005;[.B118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3.25" calcext:value-type="float">
            <text:p>-3.25</text:p>
          </table:table-cell>
          <table:table-cell office:value-type="float" office:value="0.586461363148" calcext:value-type="float">
            <text:p>0.5864613631</text:p>
          </table:table-cell>
          <table:table-cell/>
          <table:table-cell table:formula="of:=IF([.C119]&lt;=0.005;[.B11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3.25" calcext:value-type="float">
            <text:p>-3.25</text:p>
          </table:table-cell>
          <table:table-cell office:value-type="float" office:value="1.63696104321" calcext:value-type="float">
            <text:p>1.6369610432</text:p>
          </table:table-cell>
          <table:table-cell/>
          <table:table-cell table:formula="of:=IF([.C120]&lt;=0.005;[.B12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3.25" calcext:value-type="float">
            <text:p>-3.25</text:p>
          </table:table-cell>
          <table:table-cell office:value-type="float" office:value="2.28717522331" calcext:value-type="float">
            <text:p>2.2871752233</text:p>
          </table:table-cell>
          <table:table-cell/>
          <table:table-cell table:formula="of:=IF([.C121]&lt;=0.005;[.B12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3.25" calcext:value-type="float">
            <text:p>-3.25</text:p>
          </table:table-cell>
          <table:table-cell office:value-type="float" office:value="2.35474554598" calcext:value-type="float">
            <text:p>2.354745546</text:p>
          </table:table-cell>
          <table:table-cell/>
          <table:table-cell table:formula="of:=IF([.C122]&lt;=0.005;[.B12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3.25" calcext:value-type="float">
            <text:p>-3.25</text:p>
          </table:table-cell>
          <table:table-cell office:value-type="float" office:value="2.3464191993" calcext:value-type="float">
            <text:p>2.3464191993</text:p>
          </table:table-cell>
          <table:table-cell/>
          <table:table-cell table:formula="of:=IF([.C123]&lt;=0.005;[.B12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3.25" calcext:value-type="float">
            <text:p>-3.25</text:p>
          </table:table-cell>
          <table:table-cell office:value-type="float" office:value="2.21723629721" calcext:value-type="float">
            <text:p>2.2172362972</text:p>
          </table:table-cell>
          <table:table-cell/>
          <table:table-cell table:formula="of:=IF([.C124]&lt;=0.005;[.B12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3.25" calcext:value-type="float">
            <text:p>-3.25</text:p>
          </table:table-cell>
          <table:table-cell office:value-type="float" office:value="2.11867299576" calcext:value-type="float">
            <text:p>2.1186729958</text:p>
          </table:table-cell>
          <table:table-cell/>
          <table:table-cell table:formula="of:=IF([.C125]&lt;=0.005;[.B12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3.25" calcext:value-type="float">
            <text:p>-3.25</text:p>
          </table:table-cell>
          <table:table-cell office:value-type="float" office:value="1.76049737595" calcext:value-type="float">
            <text:p>1.760497376</text:p>
          </table:table-cell>
          <table:table-cell/>
          <table:table-cell table:formula="of:=IF([.C126]&lt;=0.005;[.B12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3.25" calcext:value-type="float">
            <text:p>-3.25</text:p>
          </table:table-cell>
          <table:table-cell office:value-type="float" office:value="1.39683964887" calcext:value-type="float">
            <text:p>1.3968396489</text:p>
          </table:table-cell>
          <table:table-cell/>
          <table:table-cell table:formula="of:=IF([.C127]&lt;=0.005;[.B12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3.25" calcext:value-type="float">
            <text:p>-3.25</text:p>
          </table:table-cell>
          <table:table-cell office:value-type="float" office:value="0.378789069046" calcext:value-type="float">
            <text:p>0.378789069</text:p>
          </table:table-cell>
          <table:table-cell/>
          <table:table-cell table:formula="of:=IF([.C128]&lt;=0.005;[.B12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29]&lt;=0.005;[.B129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0]&lt;=0.005;[.B130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1]&lt;=0.005;[.B131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2]&lt;=0.005;[.B132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3]&lt;=0.005;[.B133];&quot;#N/A&quot;)"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4]&lt;=0.005;[.B134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5]&lt;=0.005;[.B135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6]&lt;=0.005;[.B136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7]&lt;=0.005;[.B137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8]&lt;=0.005;[.B138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39]&lt;=0.005;[.B139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2.45" calcext:value-type="float">
            <text:p>-2.45</text:p>
          </table:table-cell>
          <table:table-cell office:value-type="float" office:value="0.819683674273" calcext:value-type="float">
            <text:p>0.8196836743</text:p>
          </table:table-cell>
          <table:table-cell/>
          <table:table-cell table:formula="of:=IF([.C140]&lt;=0.005;[.B14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2.45" calcext:value-type="float">
            <text:p>-2.45</text:p>
          </table:table-cell>
          <table:table-cell office:value-type="float" office:value="1.86872225329" calcext:value-type="float">
            <text:p>1.8687222533</text:p>
          </table:table-cell>
          <table:table-cell/>
          <table:table-cell table:formula="of:=IF([.C141]&lt;=0.005;[.B14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2.45" calcext:value-type="float">
            <text:p>-2.45</text:p>
          </table:table-cell>
          <table:table-cell office:value-type="float" office:value="2.38302844017" calcext:value-type="float">
            <text:p>2.3830284402</text:p>
          </table:table-cell>
          <table:table-cell/>
          <table:table-cell table:formula="of:=IF([.C142]&lt;=0.005;[.B14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2.45" calcext:value-type="float">
            <text:p>-2.45</text:p>
          </table:table-cell>
          <table:table-cell office:value-type="float" office:value="2.49644103943" calcext:value-type="float">
            <text:p>2.4964410394</text:p>
          </table:table-cell>
          <table:table-cell/>
          <table:table-cell table:formula="of:=IF([.C143]&lt;=0.005;[.B14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4]&lt;=0.005;[.B144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5]&lt;=0.005;[.B145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6]&lt;=0.005;[.B146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7]&lt;=0.005;[.B147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8]&lt;=0.005;[.B148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49]&lt;=0.005;[.B149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0]&lt;=0.005;[.B150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1]&lt;=0.005;[.B151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2]&lt;=0.005;[.B152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3]&lt;=0.005;[.B153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4]&lt;=0.005;[.B154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5]&lt;=0.005;[.B155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6]&lt;=0.005;[.B156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7]&lt;=0.005;[.B157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8]&lt;=0.005;[.B158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59]&lt;=0.005;[.B159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0]&lt;=0.005;[.B160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1]&lt;=0.005;[.B161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2]&lt;=0.005;[.B162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3]&lt;=0.005;[.B163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4]&lt;=0.005;[.B164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5]&lt;=0.005;[.B165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6]&lt;=0.005;[.B166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7]&lt;=0.005;[.B167];&quot;#N/A&quot;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8]&lt;=0.005;[.B168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69]&lt;=0.005;[.B169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0]&lt;=0.005;[.B170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1]&lt;=0.005;[.B171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2]&lt;=0.005;[.B172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3]&lt;=0.005;[.B173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4]&lt;=0.005;[.B174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5]&lt;=0.005;[.B175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6]&lt;=0.005;[.B176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7]&lt;=0.005;[.B177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8]&lt;=0.005;[.B178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79]&lt;=0.005;[.B179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0]&lt;=0.005;[.B180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1]&lt;=0.005;[.B181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2]&lt;=0.005;[.B182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3]&lt;=0.005;[.B183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4]&lt;=0.005;[.B184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5]&lt;=0.005;[.B185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6]&lt;=0.005;[.B186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7]&lt;=0.005;[.B187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88]&lt;=0.005;[.B188];&quot;#N/A&quot;)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2.45" calcext:value-type="float">
            <text:p>-2.45</text:p>
          </table:table-cell>
          <table:table-cell office:value-type="float" office:value="2.80109788047" calcext:value-type="float">
            <text:p>2.8010978805</text:p>
          </table:table-cell>
          <table:table-cell/>
          <table:table-cell table:formula="of:=IF([.C189]&lt;=0.005;[.B18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2.45" calcext:value-type="float">
            <text:p>-2.45</text:p>
          </table:table-cell>
          <table:table-cell office:value-type="float" office:value="2.55900831892" calcext:value-type="float">
            <text:p>2.5590083189</text:p>
          </table:table-cell>
          <table:table-cell/>
          <table:table-cell table:formula="of:=IF([.C190]&lt;=0.005;[.B19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2.45" calcext:value-type="float">
            <text:p>-2.45</text:p>
          </table:table-cell>
          <table:table-cell office:value-type="float" office:value="2.38047450505" calcext:value-type="float">
            <text:p>2.3804745051</text:p>
          </table:table-cell>
          <table:table-cell/>
          <table:table-cell table:formula="of:=IF([.C191]&lt;=0.005;[.B19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2.45" calcext:value-type="float">
            <text:p>-2.45</text:p>
          </table:table-cell>
          <table:table-cell office:value-type="float" office:value="2.24711382522" calcext:value-type="float">
            <text:p>2.2471138252</text:p>
          </table:table-cell>
          <table:table-cell/>
          <table:table-cell table:formula="of:=IF([.C192]&lt;=0.005;[.B19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.45" calcext:value-type="float">
            <text:p>-2.45</text:p>
          </table:table-cell>
          <table:table-cell office:value-type="float" office:value="2.23402665509" calcext:value-type="float">
            <text:p>2.2340266551</text:p>
          </table:table-cell>
          <table:table-cell/>
          <table:table-cell table:formula="of:=IF([.C193]&lt;=0.005;[.B19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2.45" calcext:value-type="float">
            <text:p>-2.45</text:p>
          </table:table-cell>
          <table:table-cell office:value-type="float" office:value="2.06557527002" calcext:value-type="float">
            <text:p>2.06557527</text:p>
          </table:table-cell>
          <table:table-cell/>
          <table:table-cell table:formula="of:=IF([.C194]&lt;=0.005;[.B19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2.45" calcext:value-type="float">
            <text:p>-2.45</text:p>
          </table:table-cell>
          <table:table-cell office:value-type="float" office:value="1.60726598371" calcext:value-type="float">
            <text:p>1.6072659837</text:p>
          </table:table-cell>
          <table:table-cell/>
          <table:table-cell table:formula="of:=IF([.C195]&lt;=0.005;[.B19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2.45" calcext:value-type="float">
            <text:p>-2.45</text:p>
          </table:table-cell>
          <table:table-cell office:value-type="float" office:value="0.680503304563" calcext:value-type="float">
            <text:p>0.6805033046</text:p>
          </table:table-cell>
          <table:table-cell/>
          <table:table-cell table:formula="of:=IF([.C196]&lt;=0.005;[.B19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97]&lt;=0.005;[.B197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98]&lt;=0.005;[.B198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199]&lt;=0.005;[.B199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0]&lt;=0.005;[.B200];&quot;#N/A&quot;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1]&lt;=0.005;[.B201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2]&lt;=0.005;[.B202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3]&lt;=0.005;[.B203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4]&lt;=0.005;[.B204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05]&lt;=0.005;[.B205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1.65" calcext:value-type="float">
            <text:p>-1.65</text:p>
          </table:table-cell>
          <table:table-cell office:value-type="float" office:value="0.28066506254" calcext:value-type="float">
            <text:p>0.2806650625</text:p>
          </table:table-cell>
          <table:table-cell/>
          <table:table-cell table:formula="of:=IF([.C206]&lt;=0.005;[.B20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1.65" calcext:value-type="float">
            <text:p>-1.65</text:p>
          </table:table-cell>
          <table:table-cell office:value-type="float" office:value="1.7834510377" calcext:value-type="float">
            <text:p>1.7834510377</text:p>
          </table:table-cell>
          <table:table-cell/>
          <table:table-cell table:formula="of:=IF([.C207]&lt;=0.005;[.B20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1.65" calcext:value-type="float">
            <text:p>-1.65</text:p>
          </table:table-cell>
          <table:table-cell office:value-type="float" office:value="1.99799129487" calcext:value-type="float">
            <text:p>1.9979912949</text:p>
          </table:table-cell>
          <table:table-cell/>
          <table:table-cell table:formula="of:=IF([.C208]&lt;=0.005;[.B20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1.65" calcext:value-type="float">
            <text:p>-1.65</text:p>
          </table:table-cell>
          <table:table-cell office:value-type="float" office:value="2.06978233586" calcext:value-type="float">
            <text:p>2.0697823359</text:p>
          </table:table-cell>
          <table:table-cell/>
          <table:table-cell table:formula="of:=IF([.C209]&lt;=0.005;[.B20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1.65" calcext:value-type="float">
            <text:p>-1.65</text:p>
          </table:table-cell>
          <table:table-cell office:value-type="float" office:value="2.33520050973" calcext:value-type="float">
            <text:p>2.3352005097</text:p>
          </table:table-cell>
          <table:table-cell/>
          <table:table-cell table:formula="of:=IF([.C210]&lt;=0.005;[.B21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1.65" calcext:value-type="float">
            <text:p>-1.65</text:p>
          </table:table-cell>
          <table:table-cell office:value-type="float" office:value="2.51616456039" calcext:value-type="float">
            <text:p>2.5161645604</text:p>
          </table:table-cell>
          <table:table-cell/>
          <table:table-cell table:formula="of:=IF([.C211]&lt;=0.005;[.B21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1.65" calcext:value-type="float">
            <text:p>-1.65</text:p>
          </table:table-cell>
          <table:table-cell office:value-type="float" office:value="2.54915645348" calcext:value-type="float">
            <text:p>2.5491564535</text:p>
          </table:table-cell>
          <table:table-cell/>
          <table:table-cell table:formula="of:=IF([.C212]&lt;=0.005;[.B21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1.65" calcext:value-type="float">
            <text:p>-1.65</text:p>
          </table:table-cell>
          <table:table-cell office:value-type="float" office:value="3.12043213265" calcext:value-type="float">
            <text:p>3.1204321327</text:p>
          </table:table-cell>
          <table:table-cell/>
          <table:table-cell table:formula="of:=IF([.C213]&lt;=0.005;[.B21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.65" calcext:value-type="float">
            <text:p>-1.65</text:p>
          </table:table-cell>
          <table:table-cell office:value-type="float" office:value="2.6121636072" calcext:value-type="float">
            <text:p>2.6121636072</text:p>
          </table:table-cell>
          <table:table-cell/>
          <table:table-cell table:formula="of:=IF([.C214]&lt;=0.005;[.B21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.65" calcext:value-type="float">
            <text:p>-1.65</text:p>
          </table:table-cell>
          <table:table-cell office:value-type="float" office:value="2.32364718284" calcext:value-type="float">
            <text:p>2.3236471828</text:p>
          </table:table-cell>
          <table:table-cell/>
          <table:table-cell table:formula="of:=IF([.C215]&lt;=0.005;[.B21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1.65" calcext:value-type="float">
            <text:p>-1.65</text:p>
          </table:table-cell>
          <table:table-cell office:value-type="float" office:value="2.12926611709" calcext:value-type="float">
            <text:p>2.1292661171</text:p>
          </table:table-cell>
          <table:table-cell/>
          <table:table-cell table:formula="of:=IF([.C216]&lt;=0.005;[.B21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2.11174406433" calcext:value-type="float">
            <text:p>2.1117440643</text:p>
          </table:table-cell>
          <table:table-cell/>
          <table:table-cell table:formula="of:=IF([.C217]&lt;=0.005;[.B21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.65" calcext:value-type="float">
            <text:p>-1.65</text:p>
          </table:table-cell>
          <table:table-cell office:value-type="float" office:value="1.79304144615" calcext:value-type="float">
            <text:p>1.7930414462</text:p>
          </table:table-cell>
          <table:table-cell/>
          <table:table-cell table:formula="of:=IF([.C218]&lt;=0.005;[.B21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1.65" calcext:value-type="float">
            <text:p>-1.65</text:p>
          </table:table-cell>
          <table:table-cell office:value-type="float" office:value="0.317742246913" calcext:value-type="float">
            <text:p>0.3177422469</text:p>
          </table:table-cell>
          <table:table-cell/>
          <table:table-cell table:formula="of:=IF([.C219]&lt;=0.005;[.B21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0]&lt;=0.005;[.B220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1]&lt;=0.005;[.B221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2]&lt;=0.005;[.B222];&quot;#N/A&quot;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3]&lt;=0.005;[.B223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4]&lt;=0.005;[.B224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5]&lt;=0.005;[.B225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26]&lt;=0.005;[.B226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501238966896" calcext:value-type="float">
            <text:p>0.0501238967</text:p>
          </table:table-cell>
          <table:table-cell/>
          <table:table-cell table:formula="of:=IF([.C227]&lt;=0.005;[.B22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" calcext:value-type="float">
            <text:p>-0.85</text:p>
          </table:table-cell>
          <table:table-cell office:value-type="float" office:value="0.831181097561" calcext:value-type="float">
            <text:p>0.8311810976</text:p>
          </table:table-cell>
          <table:table-cell/>
          <table:table-cell table:formula="of:=IF([.C228]&lt;=0.005;[.B22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85" calcext:value-type="float">
            <text:p>-0.85</text:p>
          </table:table-cell>
          <table:table-cell office:value-type="float" office:value="1.84901599058" calcext:value-type="float">
            <text:p>1.8490159906</text:p>
          </table:table-cell>
          <table:table-cell/>
          <table:table-cell table:formula="of:=IF([.C229]&lt;=0.005;[.B22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85" calcext:value-type="float">
            <text:p>-0.85</text:p>
          </table:table-cell>
          <table:table-cell office:value-type="float" office:value="1.55198246074" calcext:value-type="float">
            <text:p>1.5519824607</text:p>
          </table:table-cell>
          <table:table-cell/>
          <table:table-cell table:formula="of:=IF([.C230]&lt;=0.005;[.B23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85" calcext:value-type="float">
            <text:p>-0.85</text:p>
          </table:table-cell>
          <table:table-cell office:value-type="float" office:value="1.95112450955" calcext:value-type="float">
            <text:p>1.9511245096</text:p>
          </table:table-cell>
          <table:table-cell/>
          <table:table-cell table:formula="of:=IF([.C231]&lt;=0.005;[.B23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85" calcext:value-type="float">
            <text:p>-0.85</text:p>
          </table:table-cell>
          <table:table-cell office:value-type="float" office:value="2.03748619341" calcext:value-type="float">
            <text:p>2.0374861934</text:p>
          </table:table-cell>
          <table:table-cell/>
          <table:table-cell table:formula="of:=IF([.C232]&lt;=0.005;[.B23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85" calcext:value-type="float">
            <text:p>-0.85</text:p>
          </table:table-cell>
          <table:table-cell office:value-type="float" office:value="2.33708796747" calcext:value-type="float">
            <text:p>2.3370879675</text:p>
          </table:table-cell>
          <table:table-cell/>
          <table:table-cell table:formula="of:=IF([.C233]&lt;=0.005;[.B23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85" calcext:value-type="float">
            <text:p>-0.85</text:p>
          </table:table-cell>
          <table:table-cell office:value-type="float" office:value="2.43653247762" calcext:value-type="float">
            <text:p>2.4365324776</text:p>
          </table:table-cell>
          <table:table-cell/>
          <table:table-cell table:formula="of:=IF([.C234]&lt;=0.005;[.B23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85" calcext:value-type="float">
            <text:p>-0.85</text:p>
          </table:table-cell>
          <table:table-cell office:value-type="float" office:value="2.63737420699" calcext:value-type="float">
            <text:p>2.637374207</text:p>
          </table:table-cell>
          <table:table-cell/>
          <table:table-cell table:formula="of:=IF([.C235]&lt;=0.005;[.B23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85" calcext:value-type="float">
            <text:p>-0.85</text:p>
          </table:table-cell>
          <table:table-cell office:value-type="float" office:value="2.98612161607" calcext:value-type="float">
            <text:p>2.9861216161</text:p>
          </table:table-cell>
          <table:table-cell/>
          <table:table-cell table:formula="of:=IF([.C236]&lt;=0.005;[.B23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5" calcext:value-type="float">
            <text:p>-0.85</text:p>
          </table:table-cell>
          <table:table-cell office:value-type="float" office:value="2.75468009405" calcext:value-type="float">
            <text:p>2.7546800941</text:p>
          </table:table-cell>
          <table:table-cell/>
          <table:table-cell table:formula="of:=IF([.C237]&lt;=0.005;[.B23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5" calcext:value-type="float">
            <text:p>-0.85</text:p>
          </table:table-cell>
          <table:table-cell office:value-type="float" office:value="2.43555264905" calcext:value-type="float">
            <text:p>2.4355526491</text:p>
          </table:table-cell>
          <table:table-cell/>
          <table:table-cell table:formula="of:=IF([.C238]&lt;=0.005;[.B23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85" calcext:value-type="float">
            <text:p>-0.85</text:p>
          </table:table-cell>
          <table:table-cell office:value-type="float" office:value="2.17952302178" calcext:value-type="float">
            <text:p>2.1795230218</text:p>
          </table:table-cell>
          <table:table-cell/>
          <table:table-cell table:formula="of:=IF([.C239]&lt;=0.005;[.B23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85" calcext:value-type="float">
            <text:p>-0.85</text:p>
          </table:table-cell>
          <table:table-cell office:value-type="float" office:value="2.28275646782" calcext:value-type="float">
            <text:p>2.2827564678</text:p>
          </table:table-cell>
          <table:table-cell/>
          <table:table-cell table:formula="of:=IF([.C240]&lt;=0.005;[.B24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85" calcext:value-type="float">
            <text:p>-0.85</text:p>
          </table:table-cell>
          <table:table-cell office:value-type="float" office:value="1.44587178178" calcext:value-type="float">
            <text:p>1.4458717818</text:p>
          </table:table-cell>
          <table:table-cell/>
          <table:table-cell table:formula="of:=IF([.C241]&lt;=0.005;[.B24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2]&lt;=0.005;[.B242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3]&lt;=0.005;[.B243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4]&lt;=0.005;[.B244];&quot;#N/A&quot;)"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97682849485" calcext:value-type="float">
            <text:p>0.0197682849</text:p>
          </table:table-cell>
          <table:table-cell/>
          <table:table-cell table:formula="of:=IF([.C245]&lt;=0.005;[.B24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6]&lt;=0.005;[.B246];&quot;#N/A&quot;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7]&lt;=0.005;[.B247];&quot;#N/A&quot;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48]&lt;=0.005;[.B248];&quot;#N/A&quot;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15718122512" calcext:value-type="float">
            <text:p>0.4157181225</text:p>
          </table:table-cell>
          <table:table-cell/>
          <table:table-cell table:formula="of:=IF([.C249]&lt;=0.005;[.B24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05" calcext:value-type="float">
            <text:p>-0.05</text:p>
          </table:table-cell>
          <table:table-cell office:value-type="float" office:value="1.13706237295" calcext:value-type="float">
            <text:p>1.137062373</text:p>
          </table:table-cell>
          <table:table-cell/>
          <table:table-cell table:formula="of:=IF([.C250]&lt;=0.005;[.B25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05" calcext:value-type="float">
            <text:p>-0.05</text:p>
          </table:table-cell>
          <table:table-cell office:value-type="float" office:value="1.36972320964" calcext:value-type="float">
            <text:p>1.3697232096</text:p>
          </table:table-cell>
          <table:table-cell/>
          <table:table-cell table:formula="of:=IF([.C251]&lt;=0.005;[.B25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05" calcext:value-type="float">
            <text:p>-0.05</text:p>
          </table:table-cell>
          <table:table-cell office:value-type="float" office:value="1.36480639184" calcext:value-type="float">
            <text:p>1.3648063918</text:p>
          </table:table-cell>
          <table:table-cell/>
          <table:table-cell table:formula="of:=IF([.C252]&lt;=0.005;[.B25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05" calcext:value-type="float">
            <text:p>-0.05</text:p>
          </table:table-cell>
          <table:table-cell office:value-type="float" office:value="1.76153692902" calcext:value-type="float">
            <text:p>1.761536929</text:p>
          </table:table-cell>
          <table:table-cell/>
          <table:table-cell table:formula="of:=IF([.C253]&lt;=0.005;[.B25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05" calcext:value-type="float">
            <text:p>-0.05</text:p>
          </table:table-cell>
          <table:table-cell office:value-type="float" office:value="1.85299042745" calcext:value-type="float">
            <text:p>1.8529904275</text:p>
          </table:table-cell>
          <table:table-cell/>
          <table:table-cell table:formula="of:=IF([.C254]&lt;=0.005;[.B25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05" calcext:value-type="float">
            <text:p>-0.05</text:p>
          </table:table-cell>
          <table:table-cell office:value-type="float" office:value="2.07451410859" calcext:value-type="float">
            <text:p>2.0745141086</text:p>
          </table:table-cell>
          <table:table-cell/>
          <table:table-cell table:formula="of:=IF([.C255]&lt;=0.005;[.B25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05" calcext:value-type="float">
            <text:p>-0.05</text:p>
          </table:table-cell>
          <table:table-cell office:value-type="float" office:value="2.12383831213" calcext:value-type="float">
            <text:p>2.1238383121</text:p>
          </table:table-cell>
          <table:table-cell/>
          <table:table-cell table:formula="of:=IF([.C256]&lt;=0.005;[.B25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5" calcext:value-type="float">
            <text:p>-0.05</text:p>
          </table:table-cell>
          <table:table-cell office:value-type="float" office:value="2.4111661971" calcext:value-type="float">
            <text:p>2.4111661971</text:p>
          </table:table-cell>
          <table:table-cell/>
          <table:table-cell table:formula="of:=IF([.C257]&lt;=0.005;[.B25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05" calcext:value-type="float">
            <text:p>-0.05</text:p>
          </table:table-cell>
          <table:table-cell office:value-type="float" office:value="2.70154295011" calcext:value-type="float">
            <text:p>2.7015429501</text:p>
          </table:table-cell>
          <table:table-cell/>
          <table:table-cell table:formula="of:=IF([.C258]&lt;=0.005;[.B25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3.14409019698" calcext:value-type="float">
            <text:p>3.144090197</text:p>
          </table:table-cell>
          <table:table-cell/>
          <table:table-cell table:formula="of:=IF([.C259]&lt;=0.005;[.B25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05" calcext:value-type="float">
            <text:p>-0.05</text:p>
          </table:table-cell>
          <table:table-cell office:value-type="float" office:value="2.83987468012" calcext:value-type="float">
            <text:p>2.8398746801</text:p>
          </table:table-cell>
          <table:table-cell/>
          <table:table-cell table:formula="of:=IF([.C260]&lt;=0.005;[.B26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05" calcext:value-type="float">
            <text:p>-0.05</text:p>
          </table:table-cell>
          <table:table-cell office:value-type="float" office:value="2.3884902849" calcext:value-type="float">
            <text:p>2.3884902849</text:p>
          </table:table-cell>
          <table:table-cell/>
          <table:table-cell table:formula="of:=IF([.C261]&lt;=0.005;[.B26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05" calcext:value-type="float">
            <text:p>-0.05</text:p>
          </table:table-cell>
          <table:table-cell office:value-type="float" office:value="2.37333105312" calcext:value-type="float">
            <text:p>2.3733310531</text:p>
          </table:table-cell>
          <table:table-cell/>
          <table:table-cell table:formula="of:=IF([.C262]&lt;=0.005;[.B26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05" calcext:value-type="float">
            <text:p>-0.05</text:p>
          </table:table-cell>
          <table:table-cell office:value-type="float" office:value="2.22860587823" calcext:value-type="float">
            <text:p>2.2286058782</text:p>
          </table:table-cell>
          <table:table-cell/>
          <table:table-cell table:formula="of:=IF([.C263]&lt;=0.005;[.B26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0089258953" calcext:value-type="float">
            <text:p>0.070089259</text:p>
          </table:table-cell>
          <table:table-cell/>
          <table:table-cell table:formula="of:=IF([.C264]&lt;=0.005;[.B26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65]&lt;=0.005;[.B265];&quot;#N/A&quot;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66]&lt;=0.005;[.B266];&quot;#N/A&quot;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0.75" calcext:value-type="float">
            <text:p>0.75</text:p>
          </table:table-cell>
          <table:table-cell office:value-type="float" office:value="1.52532808596" calcext:value-type="float">
            <text:p>1.525328086</text:p>
          </table:table-cell>
          <table:table-cell/>
          <table:table-cell table:formula="of:=IF([.C267]&lt;=0.005;[.B26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.75" calcext:value-type="float">
            <text:p>0.75</text:p>
          </table:table-cell>
          <table:table-cell office:value-type="float" office:value="1.69364966719" calcext:value-type="float">
            <text:p>1.6936496672</text:p>
          </table:table-cell>
          <table:table-cell/>
          <table:table-cell table:formula="of:=IF([.C268]&lt;=0.005;[.B26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0.75" calcext:value-type="float">
            <text:p>0.75</text:p>
          </table:table-cell>
          <table:table-cell office:value-type="float" office:value="1.67842474796" calcext:value-type="float">
            <text:p>1.678424748</text:p>
          </table:table-cell>
          <table:table-cell/>
          <table:table-cell table:formula="of:=IF([.C269]&lt;=0.005;[.B26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0.75" calcext:value-type="float">
            <text:p>0.75</text:p>
          </table:table-cell>
          <table:table-cell office:value-type="float" office:value="1.7334323477" calcext:value-type="float">
            <text:p>1.7334323477</text:p>
          </table:table-cell>
          <table:table-cell/>
          <table:table-cell table:formula="of:=IF([.C270]&lt;=0.005;[.B27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75" calcext:value-type="float">
            <text:p>0.75</text:p>
          </table:table-cell>
          <table:table-cell office:value-type="float" office:value="2.12212562158" calcext:value-type="float">
            <text:p>2.1221256216</text:p>
          </table:table-cell>
          <table:table-cell/>
          <table:table-cell table:formula="of:=IF([.C271]&lt;=0.005;[.B27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0.75" calcext:value-type="float">
            <text:p>0.75</text:p>
          </table:table-cell>
          <table:table-cell office:value-type="float" office:value="2.36999701604" calcext:value-type="float">
            <text:p>2.369997016</text:p>
          </table:table-cell>
          <table:table-cell/>
          <table:table-cell table:formula="of:=IF([.C272]&lt;=0.005;[.B27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0.75" calcext:value-type="float">
            <text:p>0.75</text:p>
          </table:table-cell>
          <table:table-cell office:value-type="float" office:value="2.6172428232" calcext:value-type="float">
            <text:p>2.6172428232</text:p>
          </table:table-cell>
          <table:table-cell/>
          <table:table-cell table:formula="of:=IF([.C273]&lt;=0.005;[.B27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0.75" calcext:value-type="float">
            <text:p>0.75</text:p>
          </table:table-cell>
          <table:table-cell office:value-type="float" office:value="2.75366509121" calcext:value-type="float">
            <text:p>2.7536650912</text:p>
          </table:table-cell>
          <table:table-cell/>
          <table:table-cell table:formula="of:=IF([.C274]&lt;=0.005;[.B27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75" calcext:value-type="float">
            <text:p>0.75</text:p>
          </table:table-cell>
          <table:table-cell office:value-type="float" office:value="2.82404579016" calcext:value-type="float">
            <text:p>2.8240457902</text:p>
          </table:table-cell>
          <table:table-cell/>
          <table:table-cell table:formula="of:=IF([.C275]&lt;=0.005;[.B27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5" calcext:value-type="float">
            <text:p>0.75</text:p>
          </table:table-cell>
          <table:table-cell office:value-type="float" office:value="1.78043003924" calcext:value-type="float">
            <text:p>1.7804300392</text:p>
          </table:table-cell>
          <table:table-cell/>
          <table:table-cell table:formula="of:=IF([.C276]&lt;=0.005;[.B27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75" calcext:value-type="float">
            <text:p>0.75</text:p>
          </table:table-cell>
          <table:table-cell office:value-type="float" office:value="1.92247236285" calcext:value-type="float">
            <text:p>1.9224723629</text:p>
          </table:table-cell>
          <table:table-cell/>
          <table:table-cell table:formula="of:=IF([.C277]&lt;=0.005;[.B27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75" calcext:value-type="float">
            <text:p>0.75</text:p>
          </table:table-cell>
          <table:table-cell office:value-type="float" office:value="1.90987370375" calcext:value-type="float">
            <text:p>1.9098737038</text:p>
          </table:table-cell>
          <table:table-cell/>
          <table:table-cell table:formula="of:=IF([.C278]&lt;=0.005;[.B27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75" calcext:value-type="float">
            <text:p>0.75</text:p>
          </table:table-cell>
          <table:table-cell office:value-type="float" office:value="2.00324248565" calcext:value-type="float">
            <text:p>2.0032424857</text:p>
          </table:table-cell>
          <table:table-cell/>
          <table:table-cell table:formula="of:=IF([.C279]&lt;=0.005;[.B27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75" calcext:value-type="float">
            <text:p>0.75</text:p>
          </table:table-cell>
          <table:table-cell office:value-type="float" office:value="2.2892999673" calcext:value-type="float">
            <text:p>2.2892999673</text:p>
          </table:table-cell>
          <table:table-cell/>
          <table:table-cell table:formula="of:=IF([.C280]&lt;=0.005;[.B28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.59226750627" calcext:value-type="float">
            <text:p>2.5922675063</text:p>
          </table:table-cell>
          <table:table-cell/>
          <table:table-cell table:formula="of:=IF([.C281]&lt;=0.005;[.B28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3.18678468218" calcext:value-type="float">
            <text:p>3.1867846822</text:p>
          </table:table-cell>
          <table:table-cell/>
          <table:table-cell table:formula="of:=IF([.C282]&lt;=0.005;[.B28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75" calcext:value-type="float">
            <text:p>0.75</text:p>
          </table:table-cell>
          <table:table-cell office:value-type="float" office:value="2.6210972965" calcext:value-type="float">
            <text:p>2.6210972965</text:p>
          </table:table-cell>
          <table:table-cell/>
          <table:table-cell table:formula="of:=IF([.C283]&lt;=0.005;[.B28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2.47886930735" calcext:value-type="float">
            <text:p>2.4788693074</text:p>
          </table:table-cell>
          <table:table-cell/>
          <table:table-cell table:formula="of:=IF([.C284]&lt;=0.005;[.B28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75" calcext:value-type="float">
            <text:p>0.75</text:p>
          </table:table-cell>
          <table:table-cell office:value-type="float" office:value="2.34990371711" calcext:value-type="float">
            <text:p>2.3499037171</text:p>
          </table:table-cell>
          <table:table-cell/>
          <table:table-cell table:formula="of:=IF([.C285]&lt;=0.005;[.B28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0.639788723575" calcext:value-type="float">
            <text:p>0.6397887236</text:p>
          </table:table-cell>
          <table:table-cell/>
          <table:table-cell table:formula="of:=IF([.C286]&lt;=0.005;[.B28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5" calcext:value-type="float">
            <text:p>0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87]&lt;=0.005;[.B287];&quot;#N/A&quot;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75" calcext:value-type="float">
            <text:p>0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288]&lt;=0.005;[.B288];&quot;#N/A&quot;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1.55" calcext:value-type="float">
            <text:p>1.55</text:p>
          </table:table-cell>
          <table:table-cell office:value-type="float" office:value="1.90370414579" calcext:value-type="float">
            <text:p>1.9037041458</text:p>
          </table:table-cell>
          <table:table-cell/>
          <table:table-cell table:formula="of:=IF([.C289]&lt;=0.005;[.B28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1.55" calcext:value-type="float">
            <text:p>1.55</text:p>
          </table:table-cell>
          <table:table-cell office:value-type="float" office:value="1.74785158241" calcext:value-type="float">
            <text:p>1.7478515824</text:p>
          </table:table-cell>
          <table:table-cell/>
          <table:table-cell table:formula="of:=IF([.C290]&lt;=0.005;[.B29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1.55" calcext:value-type="float">
            <text:p>1.55</text:p>
          </table:table-cell>
          <table:table-cell office:value-type="float" office:value="1.88669461536" calcext:value-type="float">
            <text:p>1.8866946154</text:p>
          </table:table-cell>
          <table:table-cell/>
          <table:table-cell table:formula="of:=IF([.C291]&lt;=0.005;[.B29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1.55" calcext:value-type="float">
            <text:p>1.55</text:p>
          </table:table-cell>
          <table:table-cell office:value-type="float" office:value="2.10657811277" calcext:value-type="float">
            <text:p>2.1065781128</text:p>
          </table:table-cell>
          <table:table-cell/>
          <table:table-cell table:formula="of:=IF([.C292]&lt;=0.005;[.B29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1.55" calcext:value-type="float">
            <text:p>1.55</text:p>
          </table:table-cell>
          <table:table-cell office:value-type="float" office:value="2.1189309526" calcext:value-type="float">
            <text:p>2.1189309526</text:p>
          </table:table-cell>
          <table:table-cell/>
          <table:table-cell table:formula="of:=IF([.C293]&lt;=0.005;[.B29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1.55" calcext:value-type="float">
            <text:p>1.55</text:p>
          </table:table-cell>
          <table:table-cell office:value-type="float" office:value="2.62273689318" calcext:value-type="float">
            <text:p>2.6227368932</text:p>
          </table:table-cell>
          <table:table-cell/>
          <table:table-cell table:formula="of:=IF([.C294]&lt;=0.005;[.B29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1.55" calcext:value-type="float">
            <text:p>1.55</text:p>
          </table:table-cell>
          <table:table-cell office:value-type="float" office:value="2.45667684225" calcext:value-type="float">
            <text:p>2.4566768423</text:p>
          </table:table-cell>
          <table:table-cell/>
          <table:table-cell table:formula="of:=IF([.C295]&lt;=0.005;[.B29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1.55" calcext:value-type="float">
            <text:p>1.55</text:p>
          </table:table-cell>
          <table:table-cell office:value-type="float" office:value="2.59932977189" calcext:value-type="float">
            <text:p>2.5993297719</text:p>
          </table:table-cell>
          <table:table-cell/>
          <table:table-cell table:formula="of:=IF([.C296]&lt;=0.005;[.B29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1.55" calcext:value-type="float">
            <text:p>1.55</text:p>
          </table:table-cell>
          <table:table-cell office:value-type="float" office:value="2.49792365675" calcext:value-type="float">
            <text:p>2.4979236568</text:p>
          </table:table-cell>
          <table:table-cell/>
          <table:table-cell table:formula="of:=IF([.C297]&lt;=0.005;[.B29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.55" calcext:value-type="float">
            <text:p>1.55</text:p>
          </table:table-cell>
          <table:table-cell office:value-type="float" office:value="1.97999545788" calcext:value-type="float">
            <text:p>1.9799954579</text:p>
          </table:table-cell>
          <table:table-cell/>
          <table:table-cell table:formula="of:=IF([.C298]&lt;=0.005;[.B29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1.55" calcext:value-type="float">
            <text:p>1.55</text:p>
          </table:table-cell>
          <table:table-cell office:value-type="float" office:value="1.95934806525" calcext:value-type="float">
            <text:p>1.9593480653</text:p>
          </table:table-cell>
          <table:table-cell/>
          <table:table-cell table:formula="of:=IF([.C299]&lt;=0.005;[.B29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1.55" calcext:value-type="float">
            <text:p>1.55</text:p>
          </table:table-cell>
          <table:table-cell office:value-type="float" office:value="2.13971663563" calcext:value-type="float">
            <text:p>2.1397166356</text:p>
          </table:table-cell>
          <table:table-cell/>
          <table:table-cell table:formula="of:=IF([.C300]&lt;=0.005;[.B30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1.55" calcext:value-type="float">
            <text:p>1.55</text:p>
          </table:table-cell>
          <table:table-cell office:value-type="float" office:value="2.30396947239" calcext:value-type="float">
            <text:p>2.3039694724</text:p>
          </table:table-cell>
          <table:table-cell/>
          <table:table-cell table:formula="of:=IF([.C301]&lt;=0.005;[.B30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.55" calcext:value-type="float">
            <text:p>1.55</text:p>
          </table:table-cell>
          <table:table-cell office:value-type="float" office:value="2.24164779331" calcext:value-type="float">
            <text:p>2.2416477933</text:p>
          </table:table-cell>
          <table:table-cell/>
          <table:table-cell table:formula="of:=IF([.C302]&lt;=0.005;[.B30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5" calcext:value-type="float">
            <text:p>1.55</text:p>
          </table:table-cell>
          <table:table-cell office:value-type="float" office:value="2.27947728472" calcext:value-type="float">
            <text:p>2.2794772847</text:p>
          </table:table-cell>
          <table:table-cell/>
          <table:table-cell table:formula="of:=IF([.C303]&lt;=0.005;[.B30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55" calcext:value-type="float">
            <text:p>1.55</text:p>
          </table:table-cell>
          <table:table-cell office:value-type="float" office:value="2.58073230907" calcext:value-type="float">
            <text:p>2.5807323091</text:p>
          </table:table-cell>
          <table:table-cell/>
          <table:table-cell table:formula="of:=IF([.C304]&lt;=0.005;[.B30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55" calcext:value-type="float">
            <text:p>1.55</text:p>
          </table:table-cell>
          <table:table-cell office:value-type="float" office:value="2.71998823071" calcext:value-type="float">
            <text:p>2.7199882307</text:p>
          </table:table-cell>
          <table:table-cell/>
          <table:table-cell table:formula="of:=IF([.C305]&lt;=0.005;[.B30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55" calcext:value-type="float">
            <text:p>1.55</text:p>
          </table:table-cell>
          <table:table-cell office:value-type="float" office:value="2.50678033361" calcext:value-type="float">
            <text:p>2.5067803336</text:p>
          </table:table-cell>
          <table:table-cell/>
          <table:table-cell table:formula="of:=IF([.C306]&lt;=0.005;[.B30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55" calcext:value-type="float">
            <text:p>1.55</text:p>
          </table:table-cell>
          <table:table-cell office:value-type="float" office:value="2.35925891313" calcext:value-type="float">
            <text:p>2.3592589131</text:p>
          </table:table-cell>
          <table:table-cell/>
          <table:table-cell table:formula="of:=IF([.C307]&lt;=0.005;[.B30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5" calcext:value-type="float">
            <text:p>1.55</text:p>
          </table:table-cell>
          <table:table-cell office:value-type="float" office:value="0.668860937133" calcext:value-type="float">
            <text:p>0.6688609371</text:p>
          </table:table-cell>
          <table:table-cell/>
          <table:table-cell table:formula="of:=IF([.C308]&lt;=0.005;[.B30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55" calcext:value-type="float">
            <text:p>1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09]&lt;=0.005;[.B309];&quot;#N/A&quot;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55" calcext:value-type="float">
            <text:p>1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10]&lt;=0.005;[.B310];&quot;#N/A&quot;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2.35" calcext:value-type="float">
            <text:p>2.35</text:p>
          </table:table-cell>
          <table:table-cell office:value-type="float" office:value="0.00833626305941" calcext:value-type="float">
            <text:p>0.0083362631</text:p>
          </table:table-cell>
          <table:table-cell/>
          <table:table-cell table:formula="of:=IF([.C311]&lt;=0.005;[.B31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2.35" calcext:value-type="float">
            <text:p>2.35</text:p>
          </table:table-cell>
          <table:table-cell office:value-type="float" office:value="0.00000441087716952" calcext:value-type="float">
            <text:p>4.41087716952E-06</text:p>
          </table:table-cell>
          <table:table-cell/>
          <table:table-cell table:formula="of:=IF([.C312]&lt;=0.005;[.B312];&quot;#N/A&quot;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2.35" calcext:value-type="float">
            <text:p>2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13]&lt;=0.005;[.B313];&quot;#N/A&quot;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2.35" calcext:value-type="float">
            <text:p>2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14]&lt;=0.005;[.B314];&quot;#N/A&quot;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2.35" calcext:value-type="float">
            <text:p>2.35</text:p>
          </table:table-cell>
          <table:table-cell office:value-type="float" office:value="0.38254726387" calcext:value-type="float">
            <text:p>0.3825472639</text:p>
          </table:table-cell>
          <table:table-cell/>
          <table:table-cell table:formula="of:=IF([.C315]&lt;=0.005;[.B31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2.35" calcext:value-type="float">
            <text:p>2.35</text:p>
          </table:table-cell>
          <table:table-cell office:value-type="float" office:value="1.68007952559" calcext:value-type="float">
            <text:p>1.6800795256</text:p>
          </table:table-cell>
          <table:table-cell/>
          <table:table-cell table:formula="of:=IF([.C316]&lt;=0.005;[.B31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2.35" calcext:value-type="float">
            <text:p>2.35</text:p>
          </table:table-cell>
          <table:table-cell office:value-type="float" office:value="1.75706510872" calcext:value-type="float">
            <text:p>1.7570651087</text:p>
          </table:table-cell>
          <table:table-cell/>
          <table:table-cell table:formula="of:=IF([.C317]&lt;=0.005;[.B31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2.35" calcext:value-type="float">
            <text:p>2.35</text:p>
          </table:table-cell>
          <table:table-cell office:value-type="float" office:value="1.77914563028" calcext:value-type="float">
            <text:p>1.7791456303</text:p>
          </table:table-cell>
          <table:table-cell/>
          <table:table-cell table:formula="of:=IF([.C318]&lt;=0.005;[.B31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2.35" calcext:value-type="float">
            <text:p>2.35</text:p>
          </table:table-cell>
          <table:table-cell office:value-type="float" office:value="1.91186419474" calcext:value-type="float">
            <text:p>1.9118641947</text:p>
          </table:table-cell>
          <table:table-cell/>
          <table:table-cell table:formula="of:=IF([.C319]&lt;=0.005;[.B31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2.35" calcext:value-type="float">
            <text:p>2.35</text:p>
          </table:table-cell>
          <table:table-cell office:value-type="float" office:value="2.19916035492" calcext:value-type="float">
            <text:p>2.1991603549</text:p>
          </table:table-cell>
          <table:table-cell/>
          <table:table-cell table:formula="of:=IF([.C320]&lt;=0.005;[.B32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2.35" calcext:value-type="float">
            <text:p>2.35</text:p>
          </table:table-cell>
          <table:table-cell office:value-type="float" office:value="2.04251572346" calcext:value-type="float">
            <text:p>2.0425157235</text:p>
          </table:table-cell>
          <table:table-cell/>
          <table:table-cell table:formula="of:=IF([.C321]&lt;=0.005;[.B32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2.35" calcext:value-type="float">
            <text:p>2.35</text:p>
          </table:table-cell>
          <table:table-cell office:value-type="float" office:value="2.25557417635" calcext:value-type="float">
            <text:p>2.2555741764</text:p>
          </table:table-cell>
          <table:table-cell/>
          <table:table-cell table:formula="of:=IF([.C322]&lt;=0.005;[.B32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2.35" calcext:value-type="float">
            <text:p>2.35</text:p>
          </table:table-cell>
          <table:table-cell office:value-type="float" office:value="2.41070091224" calcext:value-type="float">
            <text:p>2.4107009122</text:p>
          </table:table-cell>
          <table:table-cell/>
          <table:table-cell table:formula="of:=IF([.C323]&lt;=0.005;[.B32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2.35" calcext:value-type="float">
            <text:p>2.35</text:p>
          </table:table-cell>
          <table:table-cell office:value-type="float" office:value="2.87154648367" calcext:value-type="float">
            <text:p>2.8715464837</text:p>
          </table:table-cell>
          <table:table-cell/>
          <table:table-cell table:formula="of:=IF([.C324]&lt;=0.005;[.B32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35" calcext:value-type="float">
            <text:p>2.35</text:p>
          </table:table-cell>
          <table:table-cell office:value-type="float" office:value="2.96968313703" calcext:value-type="float">
            <text:p>2.969683137</text:p>
          </table:table-cell>
          <table:table-cell/>
          <table:table-cell table:formula="of:=IF([.C325]&lt;=0.005;[.B32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35" calcext:value-type="float">
            <text:p>2.35</text:p>
          </table:table-cell>
          <table:table-cell office:value-type="float" office:value="2.29346539405" calcext:value-type="float">
            <text:p>2.2934653941</text:p>
          </table:table-cell>
          <table:table-cell/>
          <table:table-cell table:formula="of:=IF([.C326]&lt;=0.005;[.B32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35" calcext:value-type="float">
            <text:p>2.35</text:p>
          </table:table-cell>
          <table:table-cell office:value-type="float" office:value="2.21452164733" calcext:value-type="float">
            <text:p>2.2145216473</text:p>
          </table:table-cell>
          <table:table-cell/>
          <table:table-cell table:formula="of:=IF([.C327]&lt;=0.005;[.B32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35" calcext:value-type="float">
            <text:p>2.35</text:p>
          </table:table-cell>
          <table:table-cell office:value-type="float" office:value="2.16642259517" calcext:value-type="float">
            <text:p>2.1664225952</text:p>
          </table:table-cell>
          <table:table-cell/>
          <table:table-cell table:formula="of:=IF([.C328]&lt;=0.005;[.B32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35" calcext:value-type="float">
            <text:p>2.35</text:p>
          </table:table-cell>
          <table:table-cell office:value-type="float" office:value="2.21298515908" calcext:value-type="float">
            <text:p>2.2129851591</text:p>
          </table:table-cell>
          <table:table-cell/>
          <table:table-cell table:formula="of:=IF([.C329]&lt;=0.005;[.B32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5" calcext:value-type="float">
            <text:p>2.35</text:p>
          </table:table-cell>
          <table:table-cell office:value-type="float" office:value="0.310077877356" calcext:value-type="float">
            <text:p>0.3100778774</text:p>
          </table:table-cell>
          <table:table-cell/>
          <table:table-cell table:formula="of:=IF([.C330]&lt;=0.005;[.B33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.35" calcext:value-type="float">
            <text:p>2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1]&lt;=0.005;[.B331];&quot;#N/A&quot;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35" calcext:value-type="float">
            <text:p>2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2]&lt;=0.005;[.B332];&quot;#N/A&quot;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3]&lt;=0.005;[.B333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4]&lt;=0.005;[.B334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5]&lt;=0.005;[.B335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36]&lt;=0.005;[.B336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3.15" calcext:value-type="float">
            <text:p>3.15</text:p>
          </table:table-cell>
          <table:table-cell office:value-type="float" office:value="0.00139477184893" calcext:value-type="float">
            <text:p>0.0013947718</text:p>
          </table:table-cell>
          <table:table-cell/>
          <table:table-cell table:formula="of:=IF([.C337]&lt;=0.005;[.B337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3.15" calcext:value-type="float">
            <text:p>3.15</text:p>
          </table:table-cell>
          <table:table-cell office:value-type="float" office:value="1.24881865054" calcext:value-type="float">
            <text:p>1.2488186505</text:p>
          </table:table-cell>
          <table:table-cell/>
          <table:table-cell table:formula="of:=IF([.C338]&lt;=0.005;[.B33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3.15" calcext:value-type="float">
            <text:p>3.15</text:p>
          </table:table-cell>
          <table:table-cell office:value-type="float" office:value="2.10974173008" calcext:value-type="float">
            <text:p>2.1097417301</text:p>
          </table:table-cell>
          <table:table-cell/>
          <table:table-cell table:formula="of:=IF([.C339]&lt;=0.005;[.B33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3.15" calcext:value-type="float">
            <text:p>3.15</text:p>
          </table:table-cell>
          <table:table-cell office:value-type="float" office:value="2.16373958479" calcext:value-type="float">
            <text:p>2.1637395848</text:p>
          </table:table-cell>
          <table:table-cell/>
          <table:table-cell table:formula="of:=IF([.C340]&lt;=0.005;[.B34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3.15" calcext:value-type="float">
            <text:p>3.15</text:p>
          </table:table-cell>
          <table:table-cell office:value-type="float" office:value="2.21748551123" calcext:value-type="float">
            <text:p>2.2174855112</text:p>
          </table:table-cell>
          <table:table-cell/>
          <table:table-cell table:formula="of:=IF([.C341]&lt;=0.005;[.B34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.15" calcext:value-type="float">
            <text:p>3.15</text:p>
          </table:table-cell>
          <table:table-cell office:value-type="float" office:value="2.20870510364" calcext:value-type="float">
            <text:p>2.2087051036</text:p>
          </table:table-cell>
          <table:table-cell/>
          <table:table-cell table:formula="of:=IF([.C342]&lt;=0.005;[.B34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.15" calcext:value-type="float">
            <text:p>3.15</text:p>
          </table:table-cell>
          <table:table-cell office:value-type="float" office:value="2.43383445739" calcext:value-type="float">
            <text:p>2.4338344574</text:p>
          </table:table-cell>
          <table:table-cell/>
          <table:table-cell table:formula="of:=IF([.C343]&lt;=0.005;[.B34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.15" calcext:value-type="float">
            <text:p>3.15</text:p>
          </table:table-cell>
          <table:table-cell office:value-type="float" office:value="2.79738759519" calcext:value-type="float">
            <text:p>2.7973875952</text:p>
          </table:table-cell>
          <table:table-cell/>
          <table:table-cell table:formula="of:=IF([.C344]&lt;=0.005;[.B34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.15" calcext:value-type="float">
            <text:p>3.15</text:p>
          </table:table-cell>
          <table:table-cell office:value-type="float" office:value="2.62297577339" calcext:value-type="float">
            <text:p>2.6229757734</text:p>
          </table:table-cell>
          <table:table-cell/>
          <table:table-cell table:formula="of:=IF([.C345]&lt;=0.005;[.B34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.15" calcext:value-type="float">
            <text:p>3.15</text:p>
          </table:table-cell>
          <table:table-cell office:value-type="float" office:value="2.54415213151" calcext:value-type="float">
            <text:p>2.5441521315</text:p>
          </table:table-cell>
          <table:table-cell/>
          <table:table-cell table:formula="of:=IF([.C346]&lt;=0.005;[.B34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15" calcext:value-type="float">
            <text:p>3.15</text:p>
          </table:table-cell>
          <table:table-cell office:value-type="float" office:value="2.1520622229" calcext:value-type="float">
            <text:p>2.1520622229</text:p>
          </table:table-cell>
          <table:table-cell/>
          <table:table-cell table:formula="of:=IF([.C347]&lt;=0.005;[.B34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15" calcext:value-type="float">
            <text:p>3.15</text:p>
          </table:table-cell>
          <table:table-cell office:value-type="float" office:value="1.94620237386" calcext:value-type="float">
            <text:p>1.9462023739</text:p>
          </table:table-cell>
          <table:table-cell/>
          <table:table-cell table:formula="of:=IF([.C348]&lt;=0.005;[.B34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.15" calcext:value-type="float">
            <text:p>3.15</text:p>
          </table:table-cell>
          <table:table-cell office:value-type="float" office:value="2.08607511938" calcext:value-type="float">
            <text:p>2.0860751194</text:p>
          </table:table-cell>
          <table:table-cell/>
          <table:table-cell table:formula="of:=IF([.C349]&lt;=0.005;[.B34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office:value-type="float" office:value="2.0821227576" calcext:value-type="float">
            <text:p>2.0821227576</text:p>
          </table:table-cell>
          <table:table-cell/>
          <table:table-cell table:formula="of:=IF([.C350]&lt;=0.005;[.B35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15" calcext:value-type="float">
            <text:p>3.15</text:p>
          </table:table-cell>
          <table:table-cell office:value-type="float" office:value="1.413455501" calcext:value-type="float">
            <text:p>1.413455501</text:p>
          </table:table-cell>
          <table:table-cell/>
          <table:table-cell table:formula="of:=IF([.C351]&lt;=0.005;[.B35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2]&lt;=0.005;[.B352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3]&lt;=0.005;[.B353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.15" calcext:value-type="float">
            <text:p>3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4]&lt;=0.005;[.B354];&quot;#N/A&quot;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5]&lt;=0.005;[.B355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6]&lt;=0.005;[.B356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7]&lt;=0.005;[.B357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8]&lt;=0.005;[.B358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59]&lt;=0.005;[.B359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3.95" calcext:value-type="float">
            <text:p>3.95</text:p>
          </table:table-cell>
          <table:table-cell office:value-type="float" office:value="0.682474553143" calcext:value-type="float">
            <text:p>0.6824745531</text:p>
          </table:table-cell>
          <table:table-cell/>
          <table:table-cell table:formula="of:=IF([.C360]&lt;=0.005;[.B36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3.95" calcext:value-type="float">
            <text:p>3.95</text:p>
          </table:table-cell>
          <table:table-cell office:value-type="float" office:value="1.97542189322" calcext:value-type="float">
            <text:p>1.9754218932</text:p>
          </table:table-cell>
          <table:table-cell/>
          <table:table-cell table:formula="of:=IF([.C361]&lt;=0.005;[.B36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3.95" calcext:value-type="float">
            <text:p>3.95</text:p>
          </table:table-cell>
          <table:table-cell office:value-type="float" office:value="2.54245689727" calcext:value-type="float">
            <text:p>2.5424568973</text:p>
          </table:table-cell>
          <table:table-cell/>
          <table:table-cell table:formula="of:=IF([.C362]&lt;=0.005;[.B36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3.95" calcext:value-type="float">
            <text:p>3.95</text:p>
          </table:table-cell>
          <table:table-cell office:value-type="float" office:value="2.47103412342" calcext:value-type="float">
            <text:p>2.4710341234</text:p>
          </table:table-cell>
          <table:table-cell/>
          <table:table-cell table:formula="of:=IF([.C363]&lt;=0.005;[.B36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.95" calcext:value-type="float">
            <text:p>3.95</text:p>
          </table:table-cell>
          <table:table-cell office:value-type="float" office:value="2.3138877344" calcext:value-type="float">
            <text:p>2.3138877344</text:p>
          </table:table-cell>
          <table:table-cell/>
          <table:table-cell table:formula="of:=IF([.C364]&lt;=0.005;[.B36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.95" calcext:value-type="float">
            <text:p>3.95</text:p>
          </table:table-cell>
          <table:table-cell office:value-type="float" office:value="2.2194918772" calcext:value-type="float">
            <text:p>2.2194918772</text:p>
          </table:table-cell>
          <table:table-cell/>
          <table:table-cell table:formula="of:=IF([.C365]&lt;=0.005;[.B36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.95" calcext:value-type="float">
            <text:p>3.95</text:p>
          </table:table-cell>
          <table:table-cell office:value-type="float" office:value="2.34717934052" calcext:value-type="float">
            <text:p>2.3471793405</text:p>
          </table:table-cell>
          <table:table-cell/>
          <table:table-cell table:formula="of:=IF([.C366]&lt;=0.005;[.B36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.95" calcext:value-type="float">
            <text:p>3.95</text:p>
          </table:table-cell>
          <table:table-cell office:value-type="float" office:value="2.10861134622" calcext:value-type="float">
            <text:p>2.1086113462</text:p>
          </table:table-cell>
          <table:table-cell/>
          <table:table-cell table:formula="of:=IF([.C367]&lt;=0.005;[.B36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.95" calcext:value-type="float">
            <text:p>3.95</text:p>
          </table:table-cell>
          <table:table-cell office:value-type="float" office:value="1.92860057852" calcext:value-type="float">
            <text:p>1.9286005785</text:p>
          </table:table-cell>
          <table:table-cell/>
          <table:table-cell table:formula="of:=IF([.C368]&lt;=0.005;[.B36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95" calcext:value-type="float">
            <text:p>3.95</text:p>
          </table:table-cell>
          <table:table-cell office:value-type="float" office:value="1.98004562326" calcext:value-type="float">
            <text:p>1.9800456233</text:p>
          </table:table-cell>
          <table:table-cell/>
          <table:table-cell table:formula="of:=IF([.C369]&lt;=0.005;[.B36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 office:value-type="float" office:value="1.77364419851" calcext:value-type="float">
            <text:p>1.7736441985</text:p>
          </table:table-cell>
          <table:table-cell/>
          <table:table-cell table:formula="of:=IF([.C370]&lt;=0.005;[.B37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.95" calcext:value-type="float">
            <text:p>3.95</text:p>
          </table:table-cell>
          <table:table-cell office:value-type="float" office:value="1.86662066656" calcext:value-type="float">
            <text:p>1.8666206666</text:p>
          </table:table-cell>
          <table:table-cell/>
          <table:table-cell table:formula="of:=IF([.C371]&lt;=0.005;[.B37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95" calcext:value-type="float">
            <text:p>3.95</text:p>
          </table:table-cell>
          <table:table-cell office:value-type="float" office:value="1.94077507007" calcext:value-type="float">
            <text:p>1.9407750701</text:p>
          </table:table-cell>
          <table:table-cell/>
          <table:table-cell table:formula="of:=IF([.C372]&lt;=0.005;[.B37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95" calcext:value-type="float">
            <text:p>3.95</text:p>
          </table:table-cell>
          <table:table-cell office:value-type="float" office:value="0.763711716059" calcext:value-type="float">
            <text:p>0.7637117161</text:p>
          </table:table-cell>
          <table:table-cell/>
          <table:table-cell table:formula="of:=IF([.C373]&lt;=0.005;[.B37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4]&lt;=0.005;[.B374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5]&lt;=0.005;[.B375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.95" calcext:value-type="float">
            <text:p>3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6]&lt;=0.005;[.B376];&quot;#N/A&quot;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7]&lt;=0.005;[.B377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8]&lt;=0.005;[.B378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79]&lt;=0.005;[.B379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80]&lt;=0.005;[.B380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81]&lt;=0.005;[.B381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82]&lt;=0.005;[.B382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4.75" calcext:value-type="float">
            <text:p>4.75</text:p>
          </table:table-cell>
          <table:table-cell office:value-type="float" office:value="0.978968695057" calcext:value-type="float">
            <text:p>0.9789686951</text:p>
          </table:table-cell>
          <table:table-cell/>
          <table:table-cell table:formula="of:=IF([.C383]&lt;=0.005;[.B38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4.75" calcext:value-type="float">
            <text:p>4.75</text:p>
          </table:table-cell>
          <table:table-cell office:value-type="float" office:value="2.00411487224" calcext:value-type="float">
            <text:p>2.0041148722</text:p>
          </table:table-cell>
          <table:table-cell/>
          <table:table-cell table:formula="of:=IF([.C384]&lt;=0.005;[.B38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4.75" calcext:value-type="float">
            <text:p>4.75</text:p>
          </table:table-cell>
          <table:table-cell office:value-type="float" office:value="2.3716627255" calcext:value-type="float">
            <text:p>2.3716627255</text:p>
          </table:table-cell>
          <table:table-cell/>
          <table:table-cell table:formula="of:=IF([.C385]&lt;=0.005;[.B38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4.75" calcext:value-type="float">
            <text:p>4.75</text:p>
          </table:table-cell>
          <table:table-cell office:value-type="float" office:value="2.14388788264" calcext:value-type="float">
            <text:p>2.1438878826</text:p>
          </table:table-cell>
          <table:table-cell/>
          <table:table-cell table:formula="of:=IF([.C386]&lt;=0.005;[.B38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4.75" calcext:value-type="float">
            <text:p>4.75</text:p>
          </table:table-cell>
          <table:table-cell office:value-type="float" office:value="2.11612342982" calcext:value-type="float">
            <text:p>2.1161234298</text:p>
          </table:table-cell>
          <table:table-cell/>
          <table:table-cell table:formula="of:=IF([.C387]&lt;=0.005;[.B38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4.75" calcext:value-type="float">
            <text:p>4.75</text:p>
          </table:table-cell>
          <table:table-cell office:value-type="float" office:value="1.84612062838" calcext:value-type="float">
            <text:p>1.8461206284</text:p>
          </table:table-cell>
          <table:table-cell/>
          <table:table-cell table:formula="of:=IF([.C388]&lt;=0.005;[.B38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4.75" calcext:value-type="float">
            <text:p>4.75</text:p>
          </table:table-cell>
          <table:table-cell office:value-type="float" office:value="1.87109343466" calcext:value-type="float">
            <text:p>1.8710934347</text:p>
          </table:table-cell>
          <table:table-cell/>
          <table:table-cell table:formula="of:=IF([.C389]&lt;=0.005;[.B38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4.75" calcext:value-type="float">
            <text:p>4.75</text:p>
          </table:table-cell>
          <table:table-cell office:value-type="float" office:value="1.63527091644" calcext:value-type="float">
            <text:p>1.6352709164</text:p>
          </table:table-cell>
          <table:table-cell/>
          <table:table-cell table:formula="of:=IF([.C390]&lt;=0.005;[.B39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.75" calcext:value-type="float">
            <text:p>4.75</text:p>
          </table:table-cell>
          <table:table-cell office:value-type="float" office:value="1.67240894438" calcext:value-type="float">
            <text:p>1.6724089444</text:p>
          </table:table-cell>
          <table:table-cell/>
          <table:table-cell table:formula="of:=IF([.C391]&lt;=0.005;[.B39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75" calcext:value-type="float">
            <text:p>4.75</text:p>
          </table:table-cell>
          <table:table-cell office:value-type="float" office:value="1.75668146833" calcext:value-type="float">
            <text:p>1.7566814683</text:p>
          </table:table-cell>
          <table:table-cell/>
          <table:table-cell table:formula="of:=IF([.C392]&lt;=0.005;[.B39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75" calcext:value-type="float">
            <text:p>4.75</text:p>
          </table:table-cell>
          <table:table-cell office:value-type="float" office:value="1.81414515569" calcext:value-type="float">
            <text:p>1.8141451557</text:p>
          </table:table-cell>
          <table:table-cell/>
          <table:table-cell table:formula="of:=IF([.C393]&lt;=0.005;[.B39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.75" calcext:value-type="float">
            <text:p>4.75</text:p>
          </table:table-cell>
          <table:table-cell office:value-type="float" office:value="0.996154779008" calcext:value-type="float">
            <text:p>0.996154779</text:p>
          </table:table-cell>
          <table:table-cell/>
          <table:table-cell table:formula="of:=IF([.C394]&lt;=0.005;[.B39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5]&lt;=0.005;[.B395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6]&lt;=0.005;[.B396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7]&lt;=0.005;[.B397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8]&lt;=0.005;[.B398];&quot;#N/A&quot;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399]&lt;=0.005;[.B399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0]&lt;=0.005;[.B400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1]&lt;=0.005;[.B401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2]&lt;=0.005;[.B402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3]&lt;=0.005;[.B403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4]&lt;=0.005;[.B404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05]&lt;=0.005;[.B405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5.55" calcext:value-type="float">
            <text:p>5.55</text:p>
          </table:table-cell>
          <table:table-cell office:value-type="float" office:value="0.708480125603" calcext:value-type="float">
            <text:p>0.7084801256</text:p>
          </table:table-cell>
          <table:table-cell/>
          <table:table-cell table:formula="of:=IF([.C406]&lt;=0.005;[.B406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5.55" calcext:value-type="float">
            <text:p>5.55</text:p>
          </table:table-cell>
          <table:table-cell office:value-type="float" office:value="1.66338505323" calcext:value-type="float">
            <text:p>1.6633850532</text:p>
          </table:table-cell>
          <table:table-cell/>
          <table:table-cell table:formula="of:=IF([.C407]&lt;=0.005;[.B407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5.55" calcext:value-type="float">
            <text:p>5.55</text:p>
          </table:table-cell>
          <table:table-cell office:value-type="float" office:value="1.85264573563" calcext:value-type="float">
            <text:p>1.8526457356</text:p>
          </table:table-cell>
          <table:table-cell/>
          <table:table-cell table:formula="of:=IF([.C408]&lt;=0.005;[.B408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5.55" calcext:value-type="float">
            <text:p>5.55</text:p>
          </table:table-cell>
          <table:table-cell office:value-type="float" office:value="1.80685695883" calcext:value-type="float">
            <text:p>1.8068569588</text:p>
          </table:table-cell>
          <table:table-cell/>
          <table:table-cell table:formula="of:=IF([.C409]&lt;=0.005;[.B40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5.55" calcext:value-type="float">
            <text:p>5.55</text:p>
          </table:table-cell>
          <table:table-cell office:value-type="float" office:value="1.82458157471" calcext:value-type="float">
            <text:p>1.8245815747</text:p>
          </table:table-cell>
          <table:table-cell/>
          <table:table-cell table:formula="of:=IF([.C410]&lt;=0.005;[.B41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5.55" calcext:value-type="float">
            <text:p>5.55</text:p>
          </table:table-cell>
          <table:table-cell office:value-type="float" office:value="1.65011461434" calcext:value-type="float">
            <text:p>1.6501146143</text:p>
          </table:table-cell>
          <table:table-cell/>
          <table:table-cell table:formula="of:=IF([.C411]&lt;=0.005;[.B41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5.55" calcext:value-type="float">
            <text:p>5.55</text:p>
          </table:table-cell>
          <table:table-cell office:value-type="float" office:value="1.64188103592" calcext:value-type="float">
            <text:p>1.6418810359</text:p>
          </table:table-cell>
          <table:table-cell/>
          <table:table-cell table:formula="of:=IF([.C412]&lt;=0.005;[.B41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55" calcext:value-type="float">
            <text:p>5.55</text:p>
          </table:table-cell>
          <table:table-cell office:value-type="float" office:value="1.79448052746" calcext:value-type="float">
            <text:p>1.7944805275</text:p>
          </table:table-cell>
          <table:table-cell/>
          <table:table-cell table:formula="of:=IF([.C413]&lt;=0.005;[.B41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.55" calcext:value-type="float">
            <text:p>5.55</text:p>
          </table:table-cell>
          <table:table-cell office:value-type="float" office:value="1.30609214455" calcext:value-type="float">
            <text:p>1.3060921446</text:p>
          </table:table-cell>
          <table:table-cell/>
          <table:table-cell table:formula="of:=IF([.C414]&lt;=0.005;[.B41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55" calcext:value-type="float">
            <text:p>5.55</text:p>
          </table:table-cell>
          <table:table-cell office:value-type="float" office:value="0.81832060097" calcext:value-type="float">
            <text:p>0.818320601</text:p>
          </table:table-cell>
          <table:table-cell/>
          <table:table-cell table:formula="of:=IF([.C415]&lt;=0.005;[.B41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16]&lt;=0.005;[.B416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17]&lt;=0.005;[.B417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18]&lt;=0.005;[.B418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19]&lt;=0.005;[.B419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0]&lt;=0.005;[.B420];&quot;#N/A&quot;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1]&lt;=0.005;[.B421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2]&lt;=0.005;[.B422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3]&lt;=0.005;[.B423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4]&lt;=0.005;[.B424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5]&lt;=0.005;[.B425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6]&lt;=0.005;[.B426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7]&lt;=0.005;[.B427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28]&lt;=0.005;[.B428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6.35" calcext:value-type="float">
            <text:p>6.35</text:p>
          </table:table-cell>
          <table:table-cell office:value-type="float" office:value="0.049366756746" calcext:value-type="float">
            <text:p>0.0493667567</text:p>
          </table:table-cell>
          <table:table-cell/>
          <table:table-cell table:formula="of:=IF([.C429]&lt;=0.005;[.B429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6.35" calcext:value-type="float">
            <text:p>6.35</text:p>
          </table:table-cell>
          <table:table-cell office:value-type="float" office:value="0.514708371841" calcext:value-type="float">
            <text:p>0.5147083718</text:p>
          </table:table-cell>
          <table:table-cell/>
          <table:table-cell table:formula="of:=IF([.C430]&lt;=0.005;[.B430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6.35" calcext:value-type="float">
            <text:p>6.35</text:p>
          </table:table-cell>
          <table:table-cell office:value-type="float" office:value="1.23091431083" calcext:value-type="float">
            <text:p>1.2309143108</text:p>
          </table:table-cell>
          <table:table-cell/>
          <table:table-cell table:formula="of:=IF([.C431]&lt;=0.005;[.B431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6.35" calcext:value-type="float">
            <text:p>6.35</text:p>
          </table:table-cell>
          <table:table-cell office:value-type="float" office:value="1.24622436095" calcext:value-type="float">
            <text:p>1.246224361</text:p>
          </table:table-cell>
          <table:table-cell/>
          <table:table-cell table:formula="of:=IF([.C432]&lt;=0.005;[.B432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6.35" calcext:value-type="float">
            <text:p>6.35</text:p>
          </table:table-cell>
          <table:table-cell office:value-type="float" office:value="0.888597911426" calcext:value-type="float">
            <text:p>0.8885979114</text:p>
          </table:table-cell>
          <table:table-cell/>
          <table:table-cell table:formula="of:=IF([.C433]&lt;=0.005;[.B433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6.35" calcext:value-type="float">
            <text:p>6.35</text:p>
          </table:table-cell>
          <table:table-cell office:value-type="float" office:value="0.837696222479" calcext:value-type="float">
            <text:p>0.8376962225</text:p>
          </table:table-cell>
          <table:table-cell/>
          <table:table-cell table:formula="of:=IF([.C434]&lt;=0.005;[.B434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.35" calcext:value-type="float">
            <text:p>6.35</text:p>
          </table:table-cell>
          <table:table-cell office:value-type="float" office:value="0.81759012435" calcext:value-type="float">
            <text:p>0.8175901244</text:p>
          </table:table-cell>
          <table:table-cell/>
          <table:table-cell table:formula="of:=IF([.C435]&lt;=0.005;[.B435];&quot;#N/A&quot;)"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659986837198" calcext:value-type="float">
            <text:p>6.59986837198E-05</text:p>
          </table:table-cell>
          <table:table-cell/>
          <table:table-cell table:formula="of:=IF([.C436]&lt;=0.005;[.B436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37]&lt;=0.005;[.B437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38]&lt;=0.005;[.B438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39]&lt;=0.005;[.B439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0]&lt;=0.005;[.B440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1]&lt;=0.005;[.B441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2]&lt;=0.005;[.B442];&quot;#N/A&quot;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3]&lt;=0.005;[.B443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4]&lt;=0.005;[.B444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5]&lt;=0.005;[.B445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6]&lt;=0.005;[.B446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7]&lt;=0.005;[.B447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8]&lt;=0.005;[.B448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49]&lt;=0.005;[.B449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0]&lt;=0.005;[.B450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1]&lt;=0.005;[.B451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2]&lt;=0.005;[.B452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3]&lt;=0.005;[.B453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4]&lt;=0.005;[.B454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5]&lt;=0.005;[.B455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6]&lt;=0.005;[.B456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7]&lt;=0.005;[.B457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8]&lt;=0.005;[.B458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59]&lt;=0.005;[.B459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0]&lt;=0.005;[.B460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1]&lt;=0.005;[.B461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2]&lt;=0.005;[.B462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3]&lt;=0.005;[.B463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4]&lt;=0.005;[.B464];&quot;#N/A&quot;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5]&lt;=0.005;[.B465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6]&lt;=0.005;[.B466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7]&lt;=0.005;[.B467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8]&lt;=0.005;[.B468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69]&lt;=0.005;[.B469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0]&lt;=0.005;[.B470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1]&lt;=0.005;[.B471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2]&lt;=0.005;[.B472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3]&lt;=0.005;[.B473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4]&lt;=0.005;[.B474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5]&lt;=0.005;[.B475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6]&lt;=0.005;[.B476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7]&lt;=0.005;[.B477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8]&lt;=0.005;[.B478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79]&lt;=0.005;[.B479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80]&lt;=0.005;[.B480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81]&lt;=0.005;[.B481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82]&lt;=0.005;[.B482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83]&lt;=0.005;[.B483];&quot;#N/A&quot;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0000028236884279" calcext:value-type="float">
            <text:p>2.8236884279E-12</text:p>
          </table:table-cell>
          <table:table-cell/>
          <table:table-cell table:formula="of:=IF([.C484]&lt;=0.005;[.B484];&quot;#N/A&quot;)" office:value-type="float" office:value="7.95" calcext:value-type="float">
            <text:p>7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15T01:23:59.294103787</dc:date>
    <meta:editing-duration>PT2H2M19S</meta:editing-duration>
    <meta:editing-cycles>2</meta:editing-cycles>
    <meta:document-statistic meta:table-count="1" meta:cell-count="19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83cm" svg:height="24.498cm" xlink:href=".." xlink:type="simple" chart:class="chart:scatter" chart:style-name="ch1">
        <chart:legend chart:legend-position="end" svg:x="32.043cm" svg:y="11.95cm" style:legend-expansion="high" chart:style-name="ch2"/>
        <chart:plot-area chart:style-name="ch3" table:cell-range-address="record_candidate_spawning_pool.A1:record_candidate_spawning_pool.B484" chart:data-source-has-labels="row" svg:x="0.659cm" svg:y="0.489cm" svg:width="30.725cm" svg:height="23.52cm">
          <chartooo:coordinate-region svg:x="0.897cm" svg:y="0.688cm" svg:width="30.393cm" svg:height="23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ord_candidate_spawning_pool.B2:record_candidate_spawning_pool.B484" chart:label-cell-address="record_candidate_spawning_pool.B1:record_candidate_spawning_pool.B1" chart:class="chart:scatter">
            <chart:domain table:cell-range-address="record_candidate_spawning_pool.A2:record_candidate_spawning_pool.A484"/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record_candidate_spawning_pool.B1:record_candidate_spawning_poo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7">
                <text:p>-10.7</text:p>
                <draw:g>
                  <svg:desc>record_candidate_spawning_pool.A2:record_candidate_spawning_pool.A484</svg:desc>
                </draw:g>
              </table:table-cell>
              <table:table-cell office:value-type="float" office:value="-7.25">
                <text:p>-7.25</text:p>
                <draw:g>
                  <svg:desc>record_candidate_spawning_pool.B2:record_candidate_spawning_pool.B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1">
                <text:p>-9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3">
                <text:p>-8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5">
                <text:p>-7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7">
                <text:p>-6.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9">
                <text:p>-5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1">
                <text:p>-5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">
                <text:p>-4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5">
                <text:p>-3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">
                <text:p>-2.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">
                <text:p>-1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">
                <text:p>-0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">
                <text:p>1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">
                <text:p>2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">
                <text:p>3.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">
                <text:p>5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">
                <text:p>6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7">
                <text:p>-10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9">
                <text:p>-9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1">
                <text:p>-9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3">
                <text:p>-8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">
                <text:p>-7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7">
                <text:p>-6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9">
                <text:p>-5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1">
                <text:p>-5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3">
                <text:p>-4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">
                <text:p>-3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7">
                <text:p>-2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">
                <text:p>-1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">
                <text:p>-1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">
                <text:p>-0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">
                <text:p>1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">
                <text:p>3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">
                <text:p>5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">
                <text:p>6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7">
                <text:p>-10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9">
                <text:p>-9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">
                <text:p>-9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3">
                <text:p>-8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.5">
                <text:p>-7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7">
                <text:p>-6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9">
                <text:p>-5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3">
                <text:p>-4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5">
                <text:p>-3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7">
                <text:p>-2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">
                <text:p>-1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">
                <text:p>-1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">
                <text:p>-0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">
                <text:p>1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">
                <text:p>2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">
                <text:p>2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">
                <text:p>3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">
                <text:p>4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">
                <text:p>5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1">
                <text:p>6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7">
                <text:p>-10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9">
                <text:p>-9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1">
                <text:p>-9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3">
                <text:p>-8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5">
                <text:p>-7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7">
                <text:p>-6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9">
                <text:p>-5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1">
                <text:p>-5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3">
                <text:p>-4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5">
                <text:p>-3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7">
                <text:p>-2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9">
                <text:p>-1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1">
                <text:p>-1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">
                <text:p>-0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">
                <text:p>1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">
                <text:p>2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">
                <text:p>4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">
                <text:p>5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">
                <text:p>6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.7">
                <text:p>-10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9">
                <text:p>-9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1">
                <text:p>-9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.3">
                <text:p>-8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5">
                <text:p>-7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7">
                <text:p>-6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9">
                <text:p>-5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1">
                <text:p>-5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3">
                <text:p>-4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">
                <text:p>-3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7">
                <text:p>-2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9">
                <text:p>-1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1">
                <text:p>-1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">
                <text:p>-0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">
                <text:p>2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">
                <text:p>2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">
                <text:p>3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">
                <text:p>4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">
                <text:p>5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">
                <text:p>6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7">
                <text:p>-10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9">
                <text:p>-9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1">
                <text:p>-9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3">
                <text:p>-8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.5">
                <text:p>-7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7">
                <text:p>-6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9">
                <text:p>-5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1">
                <text:p>-5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3">
                <text:p>-4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">
                <text:p>-3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7">
                <text:p>-2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9">
                <text:p>-1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1">
                <text:p>-1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">
                <text:p>-0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">
                <text:p>1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">
                <text:p>2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">
                <text:p>2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">
                <text:p>3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">
                <text:p>5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">
                <text:p>6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.7">
                <text:p>-10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.9">
                <text:p>-9.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1">
                <text:p>-9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3">
                <text:p>-8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.5">
                <text:p>-7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7">
                <text:p>-6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9">
                <text:p>-5.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1">
                <text:p>-5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3">
                <text:p>-4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">
                <text:p>-3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">
                <text:p>5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">
                <text:p>6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7">
                <text:p>-10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.9">
                <text:p>-9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1">
                <text:p>-9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3">
                <text:p>-8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.5">
                <text:p>-7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7">
                <text:p>-6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9">
                <text:p>-5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1">
                <text:p>-5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3">
                <text:p>-4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5">
                <text:p>-3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7">
                <text:p>-2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">
                <text:p>-1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1">
                <text:p>-1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">
                <text:p>-0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">
                <text:p>1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">
                <text:p>2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">
                <text:p>2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">
                <text:p>3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5">
                <text:p>4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3">
                <text:p>5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">
                <text:p>6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.7">
                <text:p>-10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9">
                <text:p>-9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.1">
                <text:p>-9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3">
                <text:p>-8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.5">
                <text:p>-7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7">
                <text:p>-6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9">
                <text:p>-5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1">
                <text:p>-5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3">
                <text:p>-4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5">
                <text:p>-3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7">
                <text:p>-2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9">
                <text:p>-1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1">
                <text:p>-1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3">
                <text:p>-0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">
                <text:p>1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">
                <text:p>2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">
                <text:p>2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">
                <text:p>3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">
                <text:p>4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3">
                <text:p>5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7">
                <text:p>-2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9">
                <text:p>-1.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">
                <text:p>-0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">
                <text:p>1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">
                <text:p>2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">
                <text:p>2.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7">
                <text:p>3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5">
                <text:p>4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">
                <text:p>5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">
                <text:p>6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.7">
                <text:p>-10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.9">
                <text:p>-9.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.1">
                <text:p>-9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3">
                <text:p>-8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5">
                <text:p>-7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7">
                <text:p>-6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9">
                <text:p>-5.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1">
                <text:p>-5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.3">
                <text:p>-4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">
                <text:p>-3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7">
                <text:p>-2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9">
                <text:p>-1.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1">
                <text:p>-1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">
                <text:p>-0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">
                <text:p>1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">
                <text:p>2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">
                <text:p>2.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">
                <text:p>3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">
                <text:p>4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3">
                <text:p>5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1">
                <text:p>6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.7">
                <text:p>-10.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.9">
                <text:p>-9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.1">
                <text:p>-9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.3">
                <text:p>-8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.5">
                <text:p>-7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.7">
                <text:p>-6.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9">
                <text:p>-5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1">
                <text:p>-5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3">
                <text:p>-4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">
                <text:p>-3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7">
                <text:p>-2.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9">
                <text:p>-1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1">
                <text:p>-1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">
                <text:p>-0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">
                <text:p>1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">
                <text:p>2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">
                <text:p>2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">
                <text:p>3.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5">
                <text:p>4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3">
                <text:p>5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">
                <text:p>6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.7">
                <text:p>-10.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.9">
                <text:p>-9.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.1">
                <text:p>-9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.3">
                <text:p>-8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5">
                <text:p>-7.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.7">
                <text:p>-6.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9">
                <text:p>-5.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1">
                <text:p>-5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3">
                <text:p>-4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.5">
                <text:p>-3.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7">
                <text:p>-2.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9">
                <text:p>-1.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1">
                <text:p>-1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">
                <text:p>-0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">
                <text:p>1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">
                <text:p>2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">
                <text:p>2.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7">
                <text:p>3.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">
                <text:p>4.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3">
                <text:p>5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1">
                <text:p>6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.7">
                <text:p>-10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9">
                <text:p>-9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1">
                <text:p>-9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.3">
                <text:p>-8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.5">
                <text:p>-7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.7">
                <text:p>-6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.9">
                <text:p>-5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.1">
                <text:p>-5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3">
                <text:p>-4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">
                <text:p>-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7">
                <text:p>-2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9">
                <text:p>-1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1">
                <text:p>-1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">
                <text:p>-0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">
                <text:p>1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">
                <text:p>2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">
                <text:p>2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7">
                <text:p>3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3">
                <text:p>5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">
                <text:p>6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.7">
                <text:p>-10.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9">
                <text:p>-9.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1">
                <text:p>-9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.3">
                <text:p>-8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5">
                <text:p>-7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7">
                <text:p>-6.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.9">
                <text:p>-5.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.1">
                <text:p>-5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.3">
                <text:p>-4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5">
                <text:p>-3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7">
                <text:p>-2.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9">
                <text:p>-1.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1">
                <text:p>-1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3">
                <text:p>-0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">
                <text:p>0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">
                <text:p>1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">
                <text:p>2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9">
                <text:p>2.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">
                <text:p>3.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5">
                <text:p>4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">
                <text:p>5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">
                <text:p>6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.7">
                <text:p>-10.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9">
                <text:p>-9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.1">
                <text:p>-9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.3">
                <text:p>-8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.5">
                <text:p>-7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.7">
                <text:p>-6.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.9">
                <text:p>-5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.1">
                <text:p>-5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5">
                <text:p>-3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7">
                <text:p>-2.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9">
                <text:p>-1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">
                <text:p>-1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">
                <text:p>-0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">
                <text:p>0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">
                <text:p>1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1">
                <text:p>2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">
                <text:p>2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">
                <text:p>3.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5">
                <text:p>4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">
                <text:p>5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1">
                <text:p>6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.7">
                <text:p>-10.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.9">
                <text:p>-9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9.1">
                <text:p>-9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.3">
                <text:p>-8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.5">
                <text:p>-7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7">
                <text:p>-6.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.9">
                <text:p>-5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1">
                <text:p>-5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.3">
                <text:p>-4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5">
                <text:p>-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7">
                <text:p>-2.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9">
                <text:p>-1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1">
                <text:p>-1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">
                <text:p>-0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">
                <text:p>0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">
                <text:p>1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">
                <text:p>2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">
                <text:p>2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7">
                <text:p>3.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5">
                <text:p>4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3">
                <text:p>5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1">
                <text:p>6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.7">
                <text:p>-10.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.9">
                <text:p>-9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.3">
                <text:p>-8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7.5">
                <text:p>-7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.7">
                <text:p>-6.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.9">
                <text:p>-5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.1">
                <text:p>-5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3">
                <text:p>-4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5">
                <text:p>-3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7">
                <text:p>-2.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9">
                <text:p>-1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1">
                <text:p>-1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">
                <text:p>-0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">
                <text:p>0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">
                <text:p>1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">
                <text:p>2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9">
                <text:p>2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">
                <text:p>3.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">
                <text:p>4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3">
                <text:p>5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1">
                <text:p>6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.7">
                <text:p>-10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9">
                <text:p>-9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.1">
                <text:p>-9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8.3">
                <text:p>-8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.5">
                <text:p>-7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7">
                <text:p>-6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.9">
                <text:p>-5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1">
                <text:p>-5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3">
                <text:p>-4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.5">
                <text:p>-3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7">
                <text:p>-2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9">
                <text:p>-1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">
                <text:p>-1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3">
                <text:p>-0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">
                <text:p>1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">
                <text:p>2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">
                <text:p>2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7">
                <text:p>3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5">
                <text:p>4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3">
                <text:p>5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">
                <text:p>6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.7">
                <text:p>-10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9.9">
                <text:p>-9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.1">
                <text:p>-9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8.3">
                <text:p>-8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5">
                <text:p>-7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.7">
                <text:p>-6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5.9">
                <text:p>-5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1">
                <text:p>-5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.3">
                <text:p>-4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.5">
                <text:p>-3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7">
                <text:p>-2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9">
                <text:p>-1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1">
                <text:p>-1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">
                <text:p>-0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">
                <text:p>0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">
                <text:p>1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">
                <text:p>2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">
                <text:p>2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7">
                <text:p>3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5">
                <text:p>4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3">
                <text:p>5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1">
                <text:p>6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.7">
                <text:p>-10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.9">
                <text:p>-9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.1">
                <text:p>-9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.3">
                <text:p>-8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7.5">
                <text:p>-7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6.7">
                <text:p>-6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.9">
                <text:p>-5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.1">
                <text:p>-5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.3">
                <text:p>-4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.5">
                <text:p>-3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7">
                <text:p>-2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9">
                <text:p>-1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1">
                <text:p>-1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">
                <text:p>-0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">
                <text:p>0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">
                <text:p>1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">
                <text:p>2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">
                <text:p>2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7">
                <text:p>3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5">
                <text:p>4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3">
                <text:p>5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1">
                <text:p>6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0.7">
                <text:p>-10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.9">
                <text:p>-9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9.1">
                <text:p>-9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.3">
                <text:p>-8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7.5">
                <text:p>-7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6.7">
                <text:p>-6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.9">
                <text:p>-5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1">
                <text:p>-5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.3">
                <text:p>-4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.5">
                <text:p>-3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7">
                <text:p>-2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9">
                <text:p>-1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1">
                <text:p>-1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3">
                <text:p>-0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">
                <text:p>0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">
                <text:p>1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">
                <text:p>2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">
                <text:p>2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">
                <text:p>3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">
                <text:p>4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3">
                <text:p>5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1">
                <text:p>6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.7">
                <text:p>-10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9.9">
                <text:p>-9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9.1">
                <text:p>-9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8.3">
                <text:p>-8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.5">
                <text:p>-7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6.7">
                <text:p>-6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.9">
                <text:p>-5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1">
                <text:p>-5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.3">
                <text:p>-4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5">
                <text:p>-3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.7">
                <text:p>-2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9">
                <text:p>-1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1">
                <text:p>-1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3">
                <text:p>-0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">
                <text:p>0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">
                <text:p>1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">
                <text:p>2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">
                <text:p>2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7">
                <text:p>3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5">
                <text:p>4.5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56cm" svg:height="18.256cm" xlink:href=".." xlink:type="simple" chart:class="chart:scatter" chart:style-name="ch1">
        <chart:legend chart:legend-position="end" svg:x="30.193cm" svg:y="8.829cm" style:legend-expansion="high" chart:style-name="ch2"/>
        <chart:plot-area chart:style-name="ch3" table:cell-range-address="record_candidate_spawning_pool.A2:record_candidate_spawning_pool.A484 record_candidate_spawning_pool.E2:record_candidate_spawning_pool.E484" svg:x="0.649cm" svg:y="0.365cm" svg:width="28.895cm" svg:height="17.526cm">
          <chartooo:coordinate-region svg:x="0.887cm" svg:y="0.564cm" svg:width="28.563cm" svg:height="1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ord_candidate_spawning_pool.E2:record_candidate_spawning_pool.E484" chart:class="chart:scatter">
            <chart:domain table:cell-range-address="record_candidate_spawning_pool.A2:record_candidate_spawning_pool.A484"/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7">
                <text:p>-10.7</text:p>
                <draw:g>
                  <svg:desc>record_candidate_spawning_pool.A2:record_candidate_spawning_pool.A484</svg:desc>
                </draw:g>
              </table:table-cell>
              <table:table-cell office:value-type="float" office:value="NaN">
                <text:p>NaN</text:p>
                <draw:g>
                  <svg:desc>record_candidate_spawning_pool.E2:record_candidate_spawning_pool.E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5">
                <text:p>-7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7">
                <text:p>-6.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9">
                <text:p>-5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1">
                <text:p>-5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">
                <text:p>-4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5">
                <text:p>-3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">
                <text:p>1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">
                <text:p>2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">
                <text:p>3.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">
                <text:p>5.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">
                <text:p>6.1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7">
                <text:p>-6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9">
                <text:p>-5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1">
                <text:p>-5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3">
                <text:p>-4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">
                <text:p>-3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7">
                <text:p>-2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">
                <text:p>1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">
                <text:p>3.7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">
                <text:p>5.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">
                <text:p>6.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7">
                <text:p>-10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3">
                <text:p>-4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5">
                <text:p>-3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7">
                <text:p>-2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">
                <text:p>-1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">
                <text:p>1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">
                <text:p>2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">
                <text:p>2.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">
                <text:p>3.7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">
                <text:p>4.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">
                <text:p>5.3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1">
                <text:p>6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7">
                <text:p>-10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9">
                <text:p>-9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1">
                <text:p>-9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3">
                <text:p>-8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5">
                <text:p>-3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7">
                <text:p>-2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9">
                <text:p>-1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1">
                <text:p>-1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">
                <text:p>2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">
                <text:p>4.5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">
                <text:p>5.3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">
                <text:p>6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.7">
                <text:p>-10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9">
                <text:p>-9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1">
                <text:p>-9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.3">
                <text:p>-8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5">
                <text:p>-7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7">
                <text:p>-6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">
                <text:p>2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">
                <text:p>2.9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">
                <text:p>3.7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">
                <text:p>4.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">
                <text:p>5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">
                <text:p>6.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.7">
                <text:p>-10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9">
                <text:p>-9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1">
                <text:p>-9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3">
                <text:p>-8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.5">
                <text:p>-7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7">
                <text:p>-6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9">
                <text:p>-5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">
                <text:p>2.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">
                <text:p>3.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">
                <text:p>5.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">
                <text:p>6.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.7">
                <text:p>-10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.9">
                <text:p>-9.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1">
                <text:p>-9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3">
                <text:p>-8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.5">
                <text:p>-7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7">
                <text:p>-6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">
                <text:p>5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">
                <text:p>6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7">
                <text:p>-10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.9">
                <text:p>-9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1">
                <text:p>-9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3">
                <text:p>-8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.5">
                <text:p>-7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7">
                <text:p>-6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9">
                <text:p>-5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1">
                <text:p>-5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3">
                <text:p>-4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5">
                <text:p>-3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7">
                <text:p>-2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">
                <text:p>-1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1">
                <text:p>-1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">
                <text:p>-0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">
                <text:p>1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">
                <text:p>2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">
                <text:p>2.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">
                <text:p>3.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5">
                <text:p>4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3">
                <text:p>5.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">
                <text:p>6.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.7">
                <text:p>-10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9">
                <text:p>-9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.1">
                <text:p>-9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3">
                <text:p>-8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.5">
                <text:p>-7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7">
                <text:p>-6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9">
                <text:p>-5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1">
                <text:p>-5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3">
                <text:p>-4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5">
                <text:p>-3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7">
                <text:p>-2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9">
                <text:p>-1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1">
                <text:p>-1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3">
                <text:p>-0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">
                <text:p>1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">
                <text:p>2.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">
                <text:p>2.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">
                <text:p>3.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">
                <text:p>4.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3">
                <text:p>5.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7">
                <text:p>3.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5">
                <text:p>4.5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">
                <text:p>5.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">
                <text:p>6.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.7">
                <text:p>-10.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.9">
                <text:p>-9.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.1">
                <text:p>-9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3">
                <text:p>-8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5">
                <text:p>-7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">
                <text:p>4.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3">
                <text:p>5.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1">
                <text:p>6.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.7">
                <text:p>-10.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.9">
                <text:p>-9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.1">
                <text:p>-9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.3">
                <text:p>-8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5">
                <text:p>4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3">
                <text:p>5.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">
                <text:p>6.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.9">
                <text:p>-9.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.1">
                <text:p>-9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.3">
                <text:p>-8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3">
                <text:p>5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1">
                <text:p>6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3">
                <text:p>5.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">
                <text:p>6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">
                <text:p>5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">
                <text:p>6.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9">
                <text:p>-9.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.1">
                <text:p>-9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.3">
                <text:p>-8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">
                <text:p>5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1">
                <text:p>6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.7">
                <text:p>-10.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.9">
                <text:p>-9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9.1">
                <text:p>-9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.3">
                <text:p>-8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.5">
                <text:p>-7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5">
                <text:p>4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3">
                <text:p>5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1">
                <text:p>6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.7">
                <text:p>-10.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.9">
                <text:p>-9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.3">
                <text:p>-8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7.5">
                <text:p>-7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">
                <text:p>4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3">
                <text:p>5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1">
                <text:p>6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.7">
                <text:p>-10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9">
                <text:p>-9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.1">
                <text:p>-9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8.3">
                <text:p>-8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.5">
                <text:p>-7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7">
                <text:p>-6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.9">
                <text:p>-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7">
                <text:p>3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5">
                <text:p>4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3">
                <text:p>5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">
                <text:p>6.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.7">
                <text:p>-10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9.9">
                <text:p>-9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.1">
                <text:p>-9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8.3">
                <text:p>-8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5">
                <text:p>-7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.7">
                <text:p>-6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5.9">
                <text:p>-5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">
                <text:p>2.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7">
                <text:p>3.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5">
                <text:p>4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3">
                <text:p>5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1">
                <text:p>6.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.7">
                <text:p>-10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.9">
                <text:p>-9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.1">
                <text:p>-9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.3">
                <text:p>-8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7.5">
                <text:p>-7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6.7">
                <text:p>-6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.9">
                <text:p>-5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.1">
                <text:p>-5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.3">
                <text:p>-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">
                <text:p>1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">
                <text:p>2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">
                <text:p>2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7">
                <text:p>3.7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5">
                <text:p>4.5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3">
                <text:p>5.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1">
                <text:p>6.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0.7">
                <text:p>-10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.9">
                <text:p>-9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9.1">
                <text:p>-9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.3">
                <text:p>-8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7.5">
                <text:p>-7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6.7">
                <text:p>-6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.9">
                <text:p>-5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1">
                <text:p>-5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.3">
                <text:p>-4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.5">
                <text:p>-3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7">
                <text:p>-2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9">
                <text:p>-1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1">
                <text:p>-1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3">
                <text:p>-0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">
                <text:p>0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">
                <text:p>1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">
                <text:p>2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">
                <text:p>2.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">
                <text:p>3.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">
                <text:p>4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3">
                <text:p>5.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1">
                <text:p>6.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.7">
                <text:p>-10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9.9">
                <text:p>-9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9.1">
                <text:p>-9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8.3">
                <text:p>-8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.5">
                <text:p>-7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6.7">
                <text:p>-6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.9">
                <text:p>-5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1">
                <text:p>-5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.3">
                <text:p>-4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5">
                <text:p>-3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.7">
                <text:p>-2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9">
                <text:p>-1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1">
                <text:p>-1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3">
                <text:p>-0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">
                <text:p>0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">
                <text:p>1.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">
                <text:p>2.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">
                <text:p>2.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7">
                <text:p>3.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5">
                <text:p>4.5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